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43">
            <text:p>14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89">
            <text:p>18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62">
            <text:p>26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167">
            <text:p>1416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708">
            <text:p>1470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273">
            <text:p>152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8">
            <text:p>2021-02-0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5 - 1.08)">
            <text:p>(0.85 - 1.0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1">
            <text:p>1.0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71.125">
            <text:p>271.1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938083869628399">
            <text:p>0.0093808387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330054157009">
            <text:p>1.03300541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34.375">
            <text:p>34.375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0.00112982744453574">
            <text:p>0.0011298274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1.00395689801558">
            <text:p>1.0039568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256.875">
            <text:p>-256.87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0819299588556119">
            <text:p>-0.0081929959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71456079756434">
            <text:p>0.97145607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18">
            <text:p>818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970">
            <text:p>29970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786.375">
            <text:p>-786.37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62387387387387">
            <text:p>-0.0262387387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951381837919">
            <text:p>0.9095138184</text:p>
          </table:table-cell>
          <table:table-cell table:number-columns-repeated="2" office:value-type="float" office:value="0">
            <text:p>0</text:p>
          </table:table-cell>
          <table:table-cell office:value-type="float" office:value="-26.0688303371544">
            <text:p>-26.068830337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626">
            <text:p>20626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882.25">
            <text:p>-882.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27736837001842">
            <text:p>-0.0427736837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53878099563231">
            <text:p>0.8538780996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5.8558928826038">
            <text:p>-15.8558928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1182">
            <text:p>1182</text:p>
          </table:table-cell>
          <table:table-cell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14774">
            <text:p>14774</text:p>
          </table:table-cell>
          <table:table-cell office:value-type="float" office:value="18844">
            <text:p>18844</text:p>
          </table:table-cell>
          <table:table-cell office:value-type="float" office:value="30377">
            <text:p>30377</text:p>
          </table:table-cell>
          <table:table-cell office:value-type="float" office:value="-770.625">
            <text:p>-770.625</text:p>
          </table:table-cell>
          <table:table-cell office:value-type="float" office:value="174.5">
            <text:p>174.5</text:p>
          </table:table-cell>
          <table:table-cell office:value-type="float" office:value="-77.875">
            <text:p>-77.875</text:p>
          </table:table-cell>
          <table:table-cell office:value-type="float" office:value="-0.0521608907540273">
            <text:p>-0.0521608908</text:p>
          </table:table-cell>
          <table:table-cell office:value-type="float" office:value="0.00926024198683931">
            <text:p>0.009260242</text:p>
          </table:table-cell>
          <table:table-cell office:value-type="float" office:value="-0.00256361721038944">
            <text:p>-0.0025636172</text:p>
          </table:table-cell>
          <table:table-cell office:value-type="float" office:value="0.822769569068441">
            <text:p>0.8227695691</text:p>
          </table:table-cell>
          <table:table-cell office:value-type="float" office:value="1.03257892103398">
            <text:p>1.032578921</text:p>
          </table:table-cell>
          <table:table-cell office:value-type="float" office:value="0.991040221144712">
            <text:p>0.9910402211</text:p>
          </table:table-cell>
          <table:table-cell office:value-type="float" office:value="-12.9389699272789">
            <text:p>-12.9389699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1136">
            <text:p>1136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406">
            <text:p>1340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780.25">
            <text:p>-780.25</text:p>
          </table:table-cell>
          <table:table-cell office:value-type="float" office:value="206.375">
            <text:p>206.375</text:p>
          </table:table-cell>
          <table:table-cell office:value-type="float" office:value="-256.875">
            <text:p>-256.875</text:p>
          </table:table-cell>
          <table:table-cell office:value-type="float" office:value="-0.0582015515440847">
            <text:p>-0.0582015515</text:p>
          </table:table-cell>
          <table:table-cell office:value-type="float" office:value="0.0108208368288591">
            <text:p>0.0108208368</text:p>
          </table:table-cell>
          <table:table-cell office:value-type="float" office:value="-0.00819299588556119">
            <text:p>-0.0081929959</text:p>
          </table:table-cell>
          <table:table-cell office:value-type="float" office:value="0.802933913975895">
            <text:p>0.802933914</text:p>
          </table:table-cell>
          <table:table-cell office:value-type="float" office:value="1.03810242629997">
            <text:p>1.0381024263</text:p>
          </table:table-cell>
          <table:table-cell office:value-type="float" office:value="0.971456079756434">
            <text:p>0.9714560798</text:p>
          </table:table-cell>
          <table:table-cell office:value-type="float" office:value="-11.5593908404655">
            <text:p>-11.5593908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771">
            <text:p>771</text:p>
          </table:table-cell>
          <table:table-cell office:value-type="float" office:value="11898">
            <text:p>11898</text:p>
          </table:table-cell>
          <table:table-cell office:value-type="float" office:value="19550">
            <text:p>19550</text:p>
          </table:table-cell>
          <table:table-cell office:value-type="float" office:value="29970">
            <text:p>29970</text:p>
          </table:table-cell>
          <table:table-cell office:value-type="float" office:value="-737.125">
            <text:p>-737.125</text:p>
          </table:table-cell>
          <table:table-cell office:value-type="float" office:value="359.5">
            <text:p>359.5</text:p>
          </table:table-cell>
          <table:table-cell office:value-type="float" office:value="-786.375">
            <text:p>-786.375</text:p>
          </table:table-cell>
          <table:table-cell office:value-type="float" office:value="-0.0619536896957472">
            <text:p>-0.0619536897</text:p>
          </table:table-cell>
          <table:table-cell office:value-type="float" office:value="0.0183887468030691">
            <text:p>0.0183887468</text:p>
          </table:table-cell>
          <table:table-cell office:value-type="float" office:value="-0.0262387387387387">
            <text:p>-0.0262387387</text:p>
          </table:table-cell>
          <table:table-cell office:value-type="float" office:value="0.790685075012042">
            <text:p>0.790685075</text:p>
          </table:table-cell>
          <table:table-cell office:value-type="float" office:value="1.06502337998836">
            <text:p>1.06502338</text:p>
          </table:table-cell>
          <table:table-cell office:value-type="float" office:value="0.90951381837919">
            <text:p>0.9095138184</text:p>
          </table:table-cell>
          <table:table-cell office:value-type="float" office:value="-10.8378825364989">
            <text:p>-10.8378825365</text:p>
          </table:table-cell>
          <table:table-cell office:value-type="float" office:value="0">
            <text:p>0</text:p>
          </table:table-cell>
          <table:table-cell office:value-type="float" office:value="-26.0688303371544">
            <text:p>-26.068830337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176">
            <text:p>11176</text:p>
          </table:table-cell>
          <table:table-cell office:value-type="float" office:value="18788">
            <text:p>18788</text:p>
          </table:table-cell>
          <table:table-cell office:value-type="float" office:value="29087">
            <text:p>29087</text:p>
          </table:table-cell>
          <table:table-cell office:value-type="float" office:value="-420.25">
            <text:p>-420.25</text:p>
          </table:table-cell>
          <table:table-cell office:value-type="float" office:value="-682.875">
            <text:p>-682.875</text:p>
          </table:table-cell>
          <table:table-cell office:value-type="float" office:value="185.125">
            <text:p>185.125</text:p>
          </table:table-cell>
          <table:table-cell office:value-type="float" office:value="-0.0376028990694345">
            <text:p>-0.0376028991</text:p>
          </table:table-cell>
          <table:table-cell office:value-type="float" office:value="-0.0363463380881414">
            <text:p>-0.0363463381</text:p>
          </table:table-cell>
          <table:table-cell office:value-type="float" office:value="0.00636452710833018">
            <text:p>0.0063645271</text:p>
          </table:table-cell>
          <table:table-cell office:value-type="float" office:value="0.871161250173094">
            <text:p>0.8711612502</text:p>
          </table:table-cell>
          <table:table-cell office:value-type="float" office:value="0.875377087024643">
            <text:p>0.875377087</text:p>
          </table:table-cell>
          <table:table-cell office:value-type="float" office:value="1.02235523900157">
            <text:p>1.022355239</text:p>
          </table:table-cell>
          <table:table-cell office:value-type="float" office:value="-18.0845567204511">
            <text:p>-18.0845567205</text:p>
          </table:table-cell>
          <table:table-cell office:value-type="float" office:value="-18.7219073158846">
            <text:p>-18.7219073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1454">
            <text:p>11454</text:p>
          </table:table-cell>
          <table:table-cell office:value-type="float" office:value="18678">
            <text:p>18678</text:p>
          </table:table-cell>
          <table:table-cell office:value-type="float" office:value="30392">
            <text:p>30392</text:p>
          </table:table-cell>
          <table:table-cell office:value-type="float" office:value="-218.5">
            <text:p>-218.5</text:p>
          </table:table-cell>
          <table:table-cell office:value-type="float" office:value="-1006.25">
            <text:p>-1006.25</text:p>
          </table:table-cell>
          <table:table-cell office:value-type="float" office:value="30.375">
            <text:p>30.375</text:p>
          </table:table-cell>
          <table:table-cell office:value-type="float" office:value="-0.0190763052208835">
            <text:p>-0.0190763052</text:p>
          </table:table-cell>
          <table:table-cell office:value-type="float" office:value="-0.0538735410643538">
            <text:p>-0.0538735411</text:p>
          </table:table-cell>
          <table:table-cell office:value-type="float" office:value="0.000999440642274283">
            <text:p>0.0009994406</text:p>
          </table:table-cell>
          <table:table-cell office:value-type="float" office:value="0.933946186351833">
            <text:p>0.9339461864</text:p>
          </table:table-cell>
          <table:table-cell office:value-type="float" office:value="0.817131228791314">
            <text:p>0.8171312288</text:p>
          </table:table-cell>
          <table:table-cell office:value-type="float" office:value="1.00350000005589">
            <text:p>1.0035000001</text:p>
          </table:table-cell>
          <table:table-cell office:value-type="float" office:value="0">
            <text:p>0</text:p>
          </table:table-cell>
          <table:table-cell office:value-type="float" office:value="-12.5164171093781">
            <text:p>-12.5164171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2335">
            <text:p>12335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125.25">
            <text:p>-125.25</text:p>
          </table:table-cell>
          <table:table-cell office:value-type="float" office:value="-191">
            <text:p>-191</text:p>
          </table:table-cell>
          <table:table-cell office:value-type="float" office:value="-294.125">
            <text:p>-294.125</text:p>
          </table:table-cell>
          <table:table-cell office:value-type="float" office:value="-0.0101540332387515">
            <text:p>-0.0101540332</text:p>
          </table:table-cell>
          <table:table-cell office:value-type="float" office:value="-0.0103131749460043">
            <text:p>-0.0103131749</text:p>
          </table:table-cell>
          <table:table-cell office:value-type="float" office:value="-0.0095063025210084">
            <text:p>-0.0095063025</text:p>
          </table:table-cell>
          <table:table-cell office:value-type="float" office:value="0.964662968270756">
            <text:p>0.9646629683</text:p>
          </table:table-cell>
          <table:table-cell office:value-type="float" office:value="0.96411235638082">
            <text:p>0.9641123564</text:p>
          </table:table-cell>
          <table:table-cell office:value-type="float" office:value="0.966905065960208">
            <text:p>0.9669050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1740">
            <text:p>11740</text:p>
          </table:table-cell>
          <table:table-cell office:value-type="float" office:value="17958">
            <text:p>17958</text:p>
          </table:table-cell>
          <table:table-cell office:value-type="float" office:value="30268">
            <text:p>30268</text:p>
          </table:table-cell>
          <table:table-cell office:value-type="float" office:value="-720.625">
            <text:p>-720.625</text:p>
          </table:table-cell>
          <table:table-cell office:value-type="float" office:value="-482.25">
            <text:p>-482.25</text:p>
          </table:table-cell>
          <table:table-cell office:value-type="float" office:value="-754.375">
            <text:p>-754.375</text:p>
          </table:table-cell>
          <table:table-cell office:value-type="float" office:value="-0.0613820272572402">
            <text:p>-0.0613820273</text:p>
          </table:table-cell>
          <table:table-cell office:value-type="float" office:value="-0.0268543267624457">
            <text:p>-0.0268543268</text:p>
          </table:table-cell>
          <table:table-cell office:value-type="float" office:value="-0.024923186203251">
            <text:p>-0.0249231862</text:p>
          </table:table-cell>
          <table:table-cell office:value-type="float" office:value="0.792547701009268">
            <text:p>0.792547701</text:p>
          </table:table-cell>
          <table:table-cell office:value-type="float" office:value="0.907423319868534">
            <text:p>0.9074233199</text:p>
          </table:table-cell>
          <table:table-cell office:value-type="float" office:value="0.913986332101245">
            <text:p>0.9139863321</text:p>
          </table:table-cell>
          <table:table-cell office:value-type="float" office:value="-10.9421150797948">
            <text:p>-10.9421150798</text:p>
          </table:table-cell>
          <table:table-cell office:value-type="float" office:value="-25.463232112129">
            <text:p>-25.4632321121</text:p>
          </table:table-cell>
          <table:table-cell office:value-type="float" office:value="-27.4633075658506">
            <text:p>-27.463307565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11052">
            <text:p>11052</text:p>
          </table:table-cell>
          <table:table-cell office:value-type="float" office:value="16490">
            <text:p>16490</text:p>
          </table:table-cell>
          <table:table-cell office:value-type="float" office:value="27687">
            <text:p>27687</text:p>
          </table:table-cell>
          <table:table-cell office:value-type="float" office:value="-412.25">
            <text:p>-412.25</text:p>
          </table:table-cell>
          <table:table-cell office:value-type="float" office:value="-773">
            <text:p>-773</text:p>
          </table:table-cell>
          <table:table-cell office:value-type="float" office:value="-1242.5">
            <text:p>-1242.5</text:p>
          </table:table-cell>
          <table:table-cell office:value-type="float" office:value="-0.0373009410061527">
            <text:p>-0.037300941</text:p>
          </table:table-cell>
          <table:table-cell office:value-type="float" office:value="-0.0468768950879321">
            <text:p>-0.0468768951</text:p>
          </table:table-cell>
          <table:table-cell office:value-type="float" office:value="-0.0448766569147976">
            <text:p>-0.0448766569</text:p>
          </table:table-cell>
          <table:table-cell office:value-type="float" office:value="0.872173772470357">
            <text:p>0.8721737725</text:p>
          </table:table-cell>
          <table:table-cell office:value-type="float" office:value="0.840237856046684">
            <text:p>0.840237856</text:p>
          </table:table-cell>
          <table:table-cell office:value-type="float" office:value="0.846878972896472">
            <text:p>0.8468789729</text:p>
          </table:table-cell>
          <table:table-cell office:value-type="float" office:value="-18.2337961931491">
            <text:p>-18.2337961931</text:p>
          </table:table-cell>
          <table:table-cell office:value-type="float" office:value="-14.4371953337656">
            <text:p>-14.4371953338</text:p>
          </table:table-cell>
          <table:table-cell office:value-type="float" office:value="-15.0963807896343">
            <text:p>-15.096380789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1458">
            <text:p>11458</text:p>
          </table:table-cell>
          <table:table-cell office:value-type="float" office:value="16505">
            <text:p>16505</text:p>
          </table:table-cell>
          <table:table-cell office:value-type="float" office:value="25183">
            <text:p>25183</text:p>
          </table:table-cell>
          <table:table-cell office:value-type="float" office:value="-175.5">
            <text:p>-175.5</text:p>
          </table:table-cell>
          <table:table-cell office:value-type="float" office:value="-32.125">
            <text:p>-32.125</text:p>
          </table:table-cell>
          <table:table-cell office:value-type="float" office:value="-1295.625">
            <text:p>-1295.625</text:p>
          </table:table-cell>
          <table:table-cell office:value-type="float" office:value="-0.0153168092162681">
            <text:p>-0.0153168092</text:p>
          </table:table-cell>
          <table:table-cell office:value-type="float" office:value="-0.00194637988488337">
            <text:p>-0.0019463799</text:p>
          </table:table-cell>
          <table:table-cell office:value-type="float" office:value="-0.0514483977286265">
            <text:p>-0.0514483977</text:p>
          </table:table-cell>
          <table:table-cell office:value-type="float" office:value="0.946850992846414">
            <text:p>0.9468509928</text:p>
          </table:table-cell>
          <table:table-cell office:value-type="float" office:value="0.993195095656434">
            <text:p>0.9931950957</text:p>
          </table:table-cell>
          <table:table-cell office:value-type="float" office:value="0.82511860570234">
            <text:p>0.8251186057</text:p>
          </table:table-cell>
          <table:table-cell table:number-columns-repeated="2" office:value-type="float" office:value="0">
            <text:p>0</text:p>
          </table:table-cell>
          <table:table-cell office:value-type="float" office:value="-13.1230435787321">
            <text:p>-13.123043578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2400">
            <text:p>12400</text:p>
          </table:table-cell>
          <table:table-cell office:value-type="float" office:value="15852">
            <text:p>15852</text:p>
          </table:table-cell>
          <table:table-cell office:value-type="float" office:value="23030">
            <text:p>23030</text:p>
          </table:table-cell>
          <table:table-cell office:value-type="float" office:value="-138.5">
            <text:p>-138.5</text:p>
          </table:table-cell>
          <table:table-cell office:value-type="float" office:value="-35.5">
            <text:p>-35.5</text:p>
          </table:table-cell>
          <table:table-cell office:value-type="float" office:value="-1262.375">
            <text:p>-1262.375</text:p>
          </table:table-cell>
          <table:table-cell office:value-type="float" office:value="-0.0111693548387097">
            <text:p>-0.0111693548</text:p>
          </table:table-cell>
          <table:table-cell office:value-type="float" office:value="-0.00223946505172849">
            <text:p>-0.0022394651</text:p>
          </table:table-cell>
          <table:table-cell office:value-type="float" office:value="-0.0548143725575337">
            <text:p>-0.0548143726</text:p>
          </table:table-cell>
          <table:table-cell office:value-type="float" office:value="0.961151776860042">
            <text:p>0.9611517769</text:p>
          </table:table-cell>
          <table:table-cell office:value-type="float" office:value="0.992171702118237">
            <text:p>0.9921717021</text:p>
          </table:table-cell>
          <table:table-cell office:value-type="float" office:value="0.814038742308829">
            <text:p>0.8140387423</text:p>
          </table:table-cell>
          <table:table-cell table:number-columns-repeated="2" office:value-type="float" office:value="0">
            <text:p>0</text:p>
          </table:table-cell>
          <table:table-cell office:value-type="float" office:value="-12.2955249394047">
            <text:p>-12.295524939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97">
            <text:p>897</text:p>
          </table:table-cell>
          <table:table-cell office:value-type="float" office:value="11472">
            <text:p>11472</text:p>
          </table:table-cell>
          <table:table-cell office:value-type="float" office:value="15107">
            <text:p>15107</text:p>
          </table:table-cell>
          <table:table-cell office:value-type="float" office:value="20771">
            <text:p>20771</text:p>
          </table:table-cell>
          <table:table-cell office:value-type="float" office:value="14.375">
            <text:p>14.375</text:p>
          </table:table-cell>
          <table:table-cell office:value-type="float" office:value="-917.75">
            <text:p>-917.75</text:p>
          </table:table-cell>
          <table:table-cell office:value-type="float" office:value="-95.5">
            <text:p>-95.5</text:p>
          </table:table-cell>
          <table:table-cell office:value-type="float" office:value="0.00125305090655509">
            <text:p>0.0012530509</text:p>
          </table:table-cell>
          <table:table-cell office:value-type="float" office:value="-0.0607499834513802">
            <text:p>-0.0607499835</text:p>
          </table:table-cell>
          <table:table-cell office:value-type="float" office:value="-0.00459775648741033">
            <text:p>-0.0045977565</text:p>
          </table:table-cell>
          <table:table-cell office:value-type="float" office:value="1.00438875564063">
            <text:p>1.0043887556</text:p>
          </table:table-cell>
          <table:table-cell office:value-type="float" office:value="0.794608556479282">
            <text:p>0.7946085565</text:p>
          </table:table-cell>
          <table:table-cell office:value-type="float" office:value="0.98394928544891">
            <text:p>0.9839492854</text:p>
          </table:table-cell>
          <table:table-cell office:value-type="float" office:value="0">
            <text:p>0</text:p>
          </table:table-cell>
          <table:table-cell office:value-type="float" office:value="-11.0596397197086">
            <text:p>-11.0596397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0960">
            <text:p>10960</text:p>
          </table:table-cell>
          <table:table-cell office:value-type="float" office:value="14710">
            <text:p>14710</text:p>
          </table:table-cell>
          <table:table-cell office:value-type="float" office:value="22047">
            <text:p>22047</text:p>
          </table:table-cell>
          <table:table-cell office:value-type="float" office:value="-419">
            <text:p>-419</text:p>
          </table:table-cell>
          <table:table-cell office:value-type="float" office:value="-87.75">
            <text:p>-87.75</text:p>
          </table:table-cell>
          <table:table-cell office:value-type="float" office:value="107.75">
            <text:p>107.75</text:p>
          </table:table-cell>
          <table:table-cell office:value-type="float" office:value="-0.0382299270072993">
            <text:p>-0.038229927</text:p>
          </table:table-cell>
          <table:table-cell office:value-type="float" office:value="-0.00596532970768185">
            <text:p>-0.0059653297</text:p>
          </table:table-cell>
          <table:table-cell office:value-type="float" office:value="0.00488728625209779">
            <text:p>0.0048872863</text:p>
          </table:table-cell>
          <table:table-cell office:value-type="float" office:value="0.86905984901966">
            <text:p>0.869059849</text:p>
          </table:table-cell>
          <table:table-cell office:value-type="float" office:value="0.979191092933815">
            <text:p>0.9791910929</text:p>
          </table:table-cell>
          <table:table-cell office:value-type="float" office:value="1.01715231759349">
            <text:p>1.0171523176</text:p>
          </table:table-cell>
          <table:table-cell office:value-type="float" office:value="-17.7821846840365">
            <text:p>-17.782184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1196">
            <text:p>11196</text:p>
          </table:table-cell>
          <table:table-cell office:value-type="float" office:value="14630">
            <text:p>14630</text:p>
          </table:table-cell>
          <table:table-cell office:value-type="float" office:value="22178">
            <text:p>22178</text:p>
          </table:table-cell>
          <table:table-cell office:value-type="float" office:value="15">
            <text:p>15</text:p>
          </table:table-cell>
          <table:table-cell office:value-type="float" office:value="-84">
            <text:p>-84</text:p>
          </table:table-cell>
          <table:table-cell office:value-type="float" office:value="-52.625">
            <text:p>-52.625</text:p>
          </table:table-cell>
          <table:table-cell office:value-type="float" office:value="0.00133976420150054">
            <text:p>0.0013397642</text:p>
          </table:table-cell>
          <table:table-cell office:value-type="float" office:value="-0.00574162679425837">
            <text:p>-0.0057416268</text:p>
          </table:table-cell>
          <table:table-cell office:value-type="float" office:value="-0.00237284696546127">
            <text:p>-0.002372847</text:p>
          </table:table-cell>
          <table:table-cell office:value-type="float" office:value="1.00469269284276">
            <text:p>1.0046926928</text:p>
          </table:table-cell>
          <table:table-cell office:value-type="float" office:value="0.979968920125455">
            <text:p>0.9799689201</text:p>
          </table:table-cell>
          <table:table-cell office:value-type="float" office:value="0.99170607121022">
            <text:p>0.99170607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1808">
            <text:p>11808</text:p>
          </table:table-cell>
          <table:table-cell office:value-type="float" office:value="15460">
            <text:p>15460</text:p>
          </table:table-cell>
          <table:table-cell office:value-type="float" office:value="21477">
            <text:p>21477</text:p>
          </table:table-cell>
          <table:table-cell office:value-type="float" office:value="-86">
            <text:p>-86</text:p>
          </table:table-cell>
          <table:table-cell office:value-type="float" office:value="-188.25">
            <text:p>-188.25</text:p>
          </table:table-cell>
          <table:table-cell office:value-type="float" office:value="-101.375">
            <text:p>-101.375</text:p>
          </table:table-cell>
          <table:table-cell office:value-type="float" office:value="-0.00728319783197832">
            <text:p>-0.0072831978</text:p>
          </table:table-cell>
          <table:table-cell office:value-type="float" office:value="-0.0121765847347995">
            <text:p>-0.0121765847</text:p>
          </table:table-cell>
          <table:table-cell office:value-type="float" office:value="-0.00472016575871863">
            <text:p>-0.0047201658</text:p>
          </table:table-cell>
          <table:table-cell office:value-type="float" office:value="0.974612775730569">
            <text:p>0.9746127757</text:p>
          </table:table-cell>
          <table:table-cell office:value-type="float" office:value="0.957672561091177">
            <text:p>0.9576725611</text:p>
          </table:table-cell>
          <table:table-cell office:value-type="float" office:value="0.983523088575473">
            <text:p>0.98352308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1472">
            <text:p>11472</text:p>
          </table:table-cell>
          <table:table-cell office:value-type="float" office:value="15250">
            <text:p>15250</text:p>
          </table:table-cell>
          <table:table-cell office:value-type="float" office:value="20760">
            <text:p>20760</text:p>
          </table:table-cell>
          <table:table-cell office:value-type="float" office:value="14.375">
            <text:p>14.375</text:p>
          </table:table-cell>
          <table:table-cell office:value-type="float" office:value="25.625">
            <text:p>25.625</text:p>
          </table:table-cell>
          <table:table-cell office:value-type="float" office:value="58.875">
            <text:p>58.875</text:p>
          </table:table-cell>
          <table:table-cell office:value-type="float" office:value="0.00125305090655509">
            <text:p>0.0012530509</text:p>
          </table:table-cell>
          <table:table-cell office:value-type="float" office:value="0.00168032786885246">
            <text:p>0.0016803279</text:p>
          </table:table-cell>
          <table:table-cell office:value-type="float" office:value="0.00283598265895954">
            <text:p>0.0028359827</text:p>
          </table:table-cell>
          <table:table-cell office:value-type="float" office:value="1.00438875564063">
            <text:p>1.0043887556</text:p>
          </table:table-cell>
          <table:table-cell office:value-type="float" office:value="1.00588668160441">
            <text:p>1.0058866816</text:p>
          </table:table-cell>
          <table:table-cell office:value-type="float" office:value="1.00994170318974">
            <text:p>1.00994170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491">
            <text:p>11491</text:p>
          </table:table-cell>
          <table:table-cell office:value-type="float" office:value="15892">
            <text:p>15892</text:p>
          </table:table-cell>
          <table:table-cell office:value-type="float" office:value="22047">
            <text:p>22047</text:p>
          </table:table-cell>
          <table:table-cell office:value-type="float" office:value="-24.5">
            <text:p>-24.5</text:p>
          </table:table-cell>
          <table:table-cell office:value-type="float" office:value="-108.75">
            <text:p>-108.75</text:p>
          </table:table-cell>
          <table:table-cell office:value-type="float" office:value="107.75">
            <text:p>107.75</text:p>
          </table:table-cell>
          <table:table-cell office:value-type="float" office:value="-0.00213210338525803">
            <text:p>-0.0021321034</text:p>
          </table:table-cell>
          <table:table-cell office:value-type="float" office:value="-0.00684306569343066">
            <text:p>-0.0068430657</text:p>
          </table:table-cell>
          <table:table-cell office:value-type="float" office:value="0.00488728625209779">
            <text:p>0.0048872863</text:p>
          </table:table-cell>
          <table:table-cell office:value-type="float" office:value="0.992546548046694">
            <text:p>0.992546548</text:p>
          </table:table-cell>
          <table:table-cell office:value-type="float" office:value="0.976141052067239">
            <text:p>0.9761410521</text:p>
          </table:table-cell>
          <table:table-cell office:value-type="float" office:value="1.01715231759349">
            <text:p>1.0171523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885">
            <text:p>885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1332">
            <text:p>11332</text:p>
          </table:table-cell>
          <table:table-cell office:value-type="float" office:value="15740">
            <text:p>15740</text:p>
          </table:table-cell>
          <table:table-cell office:value-type="float" office:value="22213">
            <text:p>22213</text:p>
          </table:table-cell>
          <table:table-cell office:value-type="float" office:value="-69.75">
            <text:p>-69.75</text:p>
          </table:table-cell>
          <table:table-cell office:value-type="float" office:value="-3.25">
            <text:p>-3.25</text:p>
          </table:table-cell>
          <table:table-cell office:value-type="float" office:value="-48.375">
            <text:p>-48.375</text:p>
          </table:table-cell>
          <table:table-cell office:value-type="float" office:value="-0.00615513589834098">
            <text:p>-0.0061551359</text:p>
          </table:table-cell>
          <table:table-cell office:value-type="float" office:value="-0.000206480304955527">
            <text:p>-0.0002064803</text:p>
          </table:table-cell>
          <table:table-cell office:value-type="float" office:value="-0.00217777877819295">
            <text:p>-0.0021777788</text:p>
          </table:table-cell>
          <table:table-cell office:value-type="float" office:value="0.978531280323744">
            <text:p>0.9785312803</text:p>
          </table:table-cell>
          <table:table-cell office:value-type="float" office:value="0.999277402495524">
            <text:p>0.9992774025</text:p>
          </table:table-cell>
          <table:table-cell office:value-type="float" office:value="0.992387070008322">
            <text:p>0.99238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573">
            <text:p>11573</text:p>
          </table:table-cell>
          <table:table-cell office:value-type="float" office:value="14953">
            <text:p>14953</text:p>
          </table:table-cell>
          <table:table-cell office:value-type="float" office:value="21360">
            <text:p>21360</text:p>
          </table:table-cell>
          <table:table-cell office:value-type="float" office:value="-33.875">
            <text:p>-33.875</text:p>
          </table:table-cell>
          <table:table-cell office:value-type="float" office:value="-97.5">
            <text:p>-97.5</text:p>
          </table:table-cell>
          <table:table-cell office:value-type="float" office:value="-81.875">
            <text:p>-81.875</text:p>
          </table:table-cell>
          <table:table-cell office:value-type="float" office:value="-0.00292707163224747">
            <text:p>-0.0029270716</text:p>
          </table:table-cell>
          <table:table-cell office:value-type="float" office:value="-0.00652043068280613">
            <text:p>-0.0065204307</text:p>
          </table:table-cell>
          <table:table-cell office:value-type="float" office:value="-0.00383309925093633">
            <text:p>-0.0038330993</text:p>
          </table:table-cell>
          <table:table-cell office:value-type="float" office:value="0.989772042073881">
            <text:p>0.9897720421</text:p>
          </table:table-cell>
          <table:table-cell office:value-type="float" office:value="0.977261824002105">
            <text:p>0.977261824</text:p>
          </table:table-cell>
          <table:table-cell office:value-type="float" office:value="0.986612950215463">
            <text:p>0.98661295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1012">
            <text:p>11012</text:p>
          </table:table-cell>
          <table:table-cell office:value-type="float" office:value="14740">
            <text:p>14740</text:p>
          </table:table-cell>
          <table:table-cell office:value-type="float" office:value="20729">
            <text:p>20729</text:p>
          </table:table-cell>
          <table:table-cell office:value-type="float" office:value="-159.5">
            <text:p>-159.5</text:p>
          </table:table-cell>
          <table:table-cell office:value-type="float" office:value="44">
            <text:p>44</text:p>
          </table:table-cell>
          <table:table-cell office:value-type="float" office:value="-126.5">
            <text:p>-126.5</text:p>
          </table:table-cell>
          <table:table-cell office:value-type="float" office:value="-0.0144841990555757">
            <text:p>-0.0144841991</text:p>
          </table:table-cell>
          <table:table-cell office:value-type="float" office:value="0.00298507462686567">
            <text:p>0.0029850746</text:p>
          </table:table-cell>
          <table:table-cell office:value-type="float" office:value="-0.00610256162863621">
            <text:p>-0.0061025616</text:p>
          </table:table-cell>
          <table:table-cell office:value-type="float" office:value="0.949716495669157">
            <text:p>0.9497164957</text:p>
          </table:table-cell>
          <table:table-cell office:value-type="float" office:value="1.01046522610826">
            <text:p>1.0104652261</text:p>
          </table:table-cell>
          <table:table-cell office:value-type="float" office:value="0.978714027166299">
            <text:p>0.97871402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5">
            <text:p>625</text:p>
          </table:table-cell>
          <table:table-cell office:value-type="float" office:value="10610">
            <text:p>10610</text:p>
          </table:table-cell>
          <table:table-cell office:value-type="float" office:value="14618">
            <text:p>14618</text:p>
          </table:table-cell>
          <table:table-cell office:value-type="float" office:value="21387">
            <text:p>21387</text:p>
          </table:table-cell>
          <table:table-cell office:value-type="float" office:value="-284.625">
            <text:p>-284.625</text:p>
          </table:table-cell>
          <table:table-cell office:value-type="float" office:value="-77.125">
            <text:p>-77.125</text:p>
          </table:table-cell>
          <table:table-cell office:value-type="float" office:value="-186.875">
            <text:p>-186.875</text:p>
          </table:table-cell>
          <table:table-cell office:value-type="float" office:value="-0.0268261074458058">
            <text:p>-0.0268261074</text:p>
          </table:table-cell>
          <table:table-cell office:value-type="float" office:value="-0.00527602955260638">
            <text:p>-0.0052760296</text:p>
          </table:table-cell>
          <table:table-cell office:value-type="float" office:value="-0.00873778463552626">
            <text:p>-0.0087377846</text:p>
          </table:table-cell>
          <table:table-cell office:value-type="float" office:value="0.90751911841944">
            <text:p>0.9075191184</text:p>
          </table:table-cell>
          <table:table-cell office:value-type="float" office:value="0.981588456082044">
            <text:p>0.9815884561</text:p>
          </table:table-cell>
          <table:table-cell office:value-type="float" office:value="0.969567397581118">
            <text:p>0.9695673976</text:p>
          </table:table-cell>
          <table:table-cell office:value-type="float" office:value="-25.4903856744942">
            <text:p>-25.49038567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0660">
            <text:p>10660</text:p>
          </table:table-cell>
          <table:table-cell office:value-type="float" office:value="14594">
            <text:p>14594</text:p>
          </table:table-cell>
          <table:table-cell office:value-type="float" office:value="21407">
            <text:p>21407</text:p>
          </table:table-cell>
          <table:table-cell office:value-type="float" office:value="-188.25">
            <text:p>-188.25</text:p>
          </table:table-cell>
          <table:table-cell office:value-type="float" office:value="-393.875">
            <text:p>-393.875</text:p>
          </table:table-cell>
          <table:table-cell office:value-type="float" office:value="69.75">
            <text:p>69.75</text:p>
          </table:table-cell>
          <table:table-cell office:value-type="float" office:value="-0.0176594746716698">
            <text:p>-0.0176594747</text:p>
          </table:table-cell>
          <table:table-cell office:value-type="float" office:value="-0.0269888310264492">
            <text:p>-0.026988831</text:p>
          </table:table-cell>
          <table:table-cell office:value-type="float" office:value="0.00325828000186855">
            <text:p>0.00325828</text:p>
          </table:table-cell>
          <table:table-cell office:value-type="float" office:value="0.938803078458687">
            <text:p>0.9388030785</text:p>
          </table:table-cell>
          <table:table-cell office:value-type="float" office:value="0.906966749527769">
            <text:p>0.9069667495</text:p>
          </table:table-cell>
          <table:table-cell office:value-type="float" office:value="1.01142478812814">
            <text:p>1.0114247881</text:p>
          </table:table-cell>
          <table:table-cell office:value-type="float" office:value="0">
            <text:p>0</text:p>
          </table:table-cell>
          <table:table-cell office:value-type="float" office:value="-25.3345879377327">
            <text:p>-25.3345879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10960">
            <text:p>10960</text:p>
          </table:table-cell>
          <table:table-cell office:value-type="float" office:value="14896">
            <text:p>14896</text:p>
          </table:table-cell>
          <table:table-cell office:value-type="float" office:value="20800">
            <text:p>20800</text:p>
          </table:table-cell>
          <table:table-cell office:value-type="float" office:value="-235.5">
            <text:p>-235.5</text:p>
          </table:table-cell>
          <table:table-cell office:value-type="float" office:value="-40">
            <text:p>-40</text:p>
          </table:table-cell>
          <table:table-cell office:value-type="float" office:value="-331.5">
            <text:p>-331.5</text:p>
          </table:table-cell>
          <table:table-cell office:value-type="float" office:value="-0.0214872262773723">
            <text:p>-0.0214872263</text:p>
          </table:table-cell>
          <table:table-cell office:value-type="float" office:value="-0.00268528464017186">
            <text:p>-0.0026852846</text:p>
          </table:table-cell>
          <table:table-cell office:value-type="float" office:value="-0.0159375">
            <text:p>-0.0159375</text:p>
          </table:table-cell>
          <table:table-cell office:value-type="float" office:value="0.925699641779663">
            <text:p>0.9256996418</text:p>
          </table:table-cell>
          <table:table-cell office:value-type="float" office:value="0.990615636836452">
            <text:p>0.9906156368</text:p>
          </table:table-cell>
          <table:table-cell office:value-type="float" office:value="0.94471659765625">
            <text:p>0.9447165977</text:p>
          </table:table-cell>
          <table:table-cell office:value-type="float" office:value="-31.9107411623745">
            <text:p>-31.91074116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780">
            <text:p>780</text:p>
          </table:table-cell>
          <table:table-cell office:value-type="float" office:value="10643">
            <text:p>10643</text:p>
          </table:table-cell>
          <table:table-cell office:value-type="float" office:value="14705">
            <text:p>14705</text:p>
          </table:table-cell>
          <table:table-cell office:value-type="float" office:value="20971">
            <text:p>20971</text:p>
          </table:table-cell>
          <table:table-cell office:value-type="float" office:value="-0.5">
            <text:p>-0.5</text:p>
          </table:table-cell>
          <table:table-cell office:value-type="float" office:value="-82.875">
            <text:p>-82.875</text:p>
          </table:table-cell>
          <table:table-cell office:value-type="float" office:value="-410.125">
            <text:p>-410.125</text:p>
          </table:table-cell>
          <table:table-cell table:style-name="ce17" office:value-type="float" office:value="-0.0000469792351780513">
            <text:p>-4.70E-005</text:p>
          </table:table-cell>
          <table:table-cell office:value-type="float" office:value="-0.00563583815028902">
            <text:p>-0.0056358382</text:p>
          </table:table-cell>
          <table:table-cell office:value-type="float" office:value="-0.0195567688712985">
            <text:p>-0.0195567689</text:p>
          </table:table-cell>
          <table:table-cell office:value-type="float" office:value="0.999835577002692">
            <text:p>0.999835577</text:p>
          </table:table-cell>
          <table:table-cell office:value-type="float" office:value="0.980336821310435">
            <text:p>0.9803368213</text:p>
          </table:table-cell>
          <table:table-cell office:value-type="float" office:value="0.932300944679479">
            <text:p>0.93230094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410">
            <text:p>10410</text:p>
          </table:table-cell>
          <table:table-cell office:value-type="float" office:value="14185">
            <text:p>14185</text:p>
          </table:table-cell>
          <table:table-cell office:value-type="float" office:value="21482">
            <text:p>21482</text:p>
          </table:table-cell>
          <table:table-cell office:value-type="float" office:value="-222">
            <text:p>-222</text:p>
          </table:table-cell>
          <table:table-cell office:value-type="float" office:value="-190">
            <text:p>-190</text:p>
          </table:table-cell>
          <table:table-cell office:value-type="float" office:value="-92.625">
            <text:p>-92.625</text:p>
          </table:table-cell>
          <table:table-cell office:value-type="float" office:value="-0.0213256484149856">
            <text:p>-0.0213256484</text:p>
          </table:table-cell>
          <table:table-cell office:value-type="float" office:value="-0.0133944307366937">
            <text:p>-0.0133944307</text:p>
          </table:table-cell>
          <table:table-cell office:value-type="float" office:value="-0.00431174937156689">
            <text:p>-0.0043117494</text:p>
          </table:table-cell>
          <table:table-cell office:value-type="float" office:value="0.926251605776977">
            <text:p>0.9262516058</text:p>
          </table:table-cell>
          <table:table-cell office:value-type="float" office:value="0.953471137540102">
            <text:p>0.9534711375</text:p>
          </table:table-cell>
          <table:table-cell office:value-type="float" office:value="0.984945315917497">
            <text:p>0.9849453159</text:p>
          </table:table-cell>
          <table:table-cell office:value-type="float" office:value="-32.1551639331621">
            <text:p>-32.1551639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0091">
            <text:p>10091</text:p>
          </table:table-cell>
          <table:table-cell office:value-type="float" office:value="13950">
            <text:p>13950</text:p>
          </table:table-cell>
          <table:table-cell office:value-type="float" office:value="21185">
            <text:p>21185</text:p>
          </table:table-cell>
          <table:table-cell office:value-type="float" office:value="-70">
            <text:p>-70</text:p>
          </table:table-cell>
          <table:table-cell office:value-type="float" office:value="-354.5">
            <text:p>-354.5</text:p>
          </table:table-cell>
          <table:table-cell office:value-type="float" office:value="-113.375">
            <text:p>-113.375</text:p>
          </table:table-cell>
          <table:table-cell office:value-type="float" office:value="-0.00693687444257259">
            <text:p>-0.0069368744</text:p>
          </table:table-cell>
          <table:table-cell office:value-type="float" office:value="-0.0254121863799283">
            <text:p>-0.0254121864</text:p>
          </table:table-cell>
          <table:table-cell office:value-type="float" office:value="-0.00535166391314609">
            <text:p>-0.0053516639</text:p>
          </table:table-cell>
          <table:table-cell office:value-type="float" office:value="0.975815255095979">
            <text:p>0.9758152551</text:p>
          </table:table-cell>
          <table:table-cell office:value-type="float" office:value="0.912323074934803">
            <text:p>0.9123230749</text:p>
          </table:table-cell>
          <table:table-cell office:value-type="float" office:value="0.981325311305002">
            <text:p>0.9813253113</text:p>
          </table:table-cell>
          <table:table-cell office:value-type="float" office:value="0">
            <text:p>0</text:p>
          </table:table-cell>
          <table:table-cell office:value-type="float" office:value="-26.9281121372771">
            <text:p>-26.92811213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9870">
            <text:p>9870</text:p>
          </table:table-cell>
          <table:table-cell office:value-type="float" office:value="13855">
            <text:p>13855</text:p>
          </table:table-cell>
          <table:table-cell office:value-type="float" office:value="19707">
            <text:p>19707</text:p>
          </table:table-cell>
          <table:table-cell office:value-type="float" office:value="-31.125">
            <text:p>-31.125</text:p>
          </table:table-cell>
          <table:table-cell office:value-type="float" office:value="6.125">
            <text:p>6.125</text:p>
          </table:table-cell>
          <table:table-cell office:value-type="float" office:value="-362">
            <text:p>-362</text:p>
          </table:table-cell>
          <table:table-cell office:value-type="float" office:value="-0.00315349544072948">
            <text:p>-0.0031534954</text:p>
          </table:table-cell>
          <table:table-cell office:value-type="float" office:value="0.000442078671959581">
            <text:p>0.0004420787</text:p>
          </table:table-cell>
          <table:table-cell office:value-type="float" office:value="-0.0183691074237581">
            <text:p>-0.0183691074</text:p>
          </table:table-cell>
          <table:table-cell office:value-type="float" office:value="0.988982257243096">
            <text:p>0.9889822572</text:p>
          </table:table-cell>
          <table:table-cell office:value-type="float" office:value="1.00154765840162">
            <text:p>1.0015476584</text:p>
          </table:table-cell>
          <table:table-cell office:value-type="float" office:value="0.936369475267636">
            <text:p>0.9363694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9397">
            <text:p>9397</text:p>
          </table:table-cell>
          <table:table-cell office:value-type="float" office:value="13912">
            <text:p>13912</text:p>
          </table:table-cell>
          <table:table-cell office:value-type="float" office:value="20104">
            <text:p>20104</text:p>
          </table:table-cell>
          <table:table-cell office:value-type="float" office:value="-181.625">
            <text:p>-181.625</text:p>
          </table:table-cell>
          <table:table-cell office:value-type="float" office:value="-40.5">
            <text:p>-40.5</text:p>
          </table:table-cell>
          <table:table-cell office:value-type="float" office:value="-412">
            <text:p>-412</text:p>
          </table:table-cell>
          <table:table-cell office:value-type="float" office:value="-0.0193279770139406">
            <text:p>-0.019327977</text:p>
          </table:table-cell>
          <table:table-cell office:value-type="float" office:value="-0.00291115583668775">
            <text:p>-0.0029111558</text:p>
          </table:table-cell>
          <table:table-cell office:value-type="float" office:value="-0.0204934341424592">
            <text:p>-0.0204934341</text:p>
          </table:table-cell>
          <table:table-cell office:value-type="float" office:value="0.933084279014293">
            <text:p>0.933084279</text:p>
          </table:table-cell>
          <table:table-cell office:value-type="float" office:value="0.989827565235072">
            <text:p>0.9898275652</text:p>
          </table:table-cell>
          <table:table-cell office:value-type="float" office:value="0.929096142953577">
            <text:p>0.929096143</text:p>
          </table:table-cell>
          <table:table-cell table:number-columns-repeated="2" office:value-type="float" office:value="0">
            <text:p>0</text:p>
          </table:table-cell>
          <table:table-cell office:value-type="float" office:value="-33.4751209508775">
            <text:p>-33.475120950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852">
            <text:p>9852</text:p>
          </table:table-cell>
          <table:table-cell office:value-type="float" office:value="13236">
            <text:p>13236</text:p>
          </table:table-cell>
          <table:table-cell office:value-type="float" office:value="18662">
            <text:p>18662</text:p>
          </table:table-cell>
          <table:table-cell office:value-type="float" office:value="-174.25">
            <text:p>-174.25</text:p>
          </table:table-cell>
          <table:table-cell office:value-type="float" office:value="-257">
            <text:p>-257</text:p>
          </table:table-cell>
          <table:table-cell office:value-type="float" office:value="-411">
            <text:p>-411</text:p>
          </table:table-cell>
          <table:table-cell office:value-type="float" office:value="-0.0176867641088104">
            <text:p>-0.0176867641</text:p>
          </table:table-cell>
          <table:table-cell office:value-type="float" office:value="-0.0194167422181928">
            <text:p>-0.0194167422</text:p>
          </table:table-cell>
          <table:table-cell office:value-type="float" office:value="-0.022023362983603">
            <text:p>-0.022023363</text:p>
          </table:table-cell>
          <table:table-cell office:value-type="float" office:value="0.938709456003459">
            <text:p>0.938709456</text:p>
          </table:table-cell>
          <table:table-cell office:value-type="float" office:value="0.932780341597926">
            <text:p>0.9327803416</text:p>
          </table:table-cell>
          <table:table-cell office:value-type="float" office:value="0.92386888545092">
            <text:p>0.9238688855</text:p>
          </table:table-cell>
          <table:table-cell table:number-columns-repeated="2" office:value-type="float" office:value="0">
            <text:p>0</text:p>
          </table:table-cell>
          <table:table-cell office:value-type="float" office:value="-31.1254069538164">
            <text:p>-31.125406953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650">
            <text:p>9650</text:p>
          </table:table-cell>
          <table:table-cell office:value-type="float" office:value="13183">
            <text:p>13183</text:p>
          </table:table-cell>
          <table:table-cell office:value-type="float" office:value="18774">
            <text:p>18774</text:p>
          </table:table-cell>
          <table:table-cell office:value-type="float" office:value="-91.75">
            <text:p>-91.75</text:p>
          </table:table-cell>
          <table:table-cell office:value-type="float" office:value="-183.625">
            <text:p>-183.625</text:p>
          </table:table-cell>
          <table:table-cell office:value-type="float" office:value="-502.625">
            <text:p>-502.625</text:p>
          </table:table-cell>
          <table:table-cell office:value-type="float" office:value="-0.00950777202072539">
            <text:p>-0.009507772</text:p>
          </table:table-cell>
          <table:table-cell office:value-type="float" office:value="-0.013928923613745">
            <text:p>-0.0139289236</text:p>
          </table:table-cell>
          <table:table-cell office:value-type="float" office:value="-0.0267723979972302">
            <text:p>-0.026772398</text:p>
          </table:table-cell>
          <table:table-cell office:value-type="float" office:value="0.966899977475905">
            <text:p>0.9668999775</text:p>
          </table:table-cell>
          <table:table-cell office:value-type="float" office:value="0.951629036581446">
            <text:p>0.9516290366</text:p>
          </table:table-cell>
          <table:table-cell office:value-type="float" office:value="0.907701459146958">
            <text:p>0.9077014591</text:p>
          </table:table-cell>
          <table:table-cell table:number-columns-repeated="2" office:value-type="float" office:value="0">
            <text:p>0</text:p>
          </table:table-cell>
          <table:table-cell office:value-type="float" office:value="-25.5422248312892">
            <text:p>-25.542224831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9594">
            <text:p>9594</text:p>
          </table:table-cell>
          <table:table-cell office:value-type="float" office:value="13872">
            <text:p>13872</text:p>
          </table:table-cell>
          <table:table-cell office:value-type="float" office:value="19328">
            <text:p>19328</text:p>
          </table:table-cell>
          <table:table-cell office:value-type="float" office:value="-41.25">
            <text:p>-41.25</text:p>
          </table:table-cell>
          <table:table-cell office:value-type="float" office:value="-259.25">
            <text:p>-259.25</text:p>
          </table:table-cell>
          <table:table-cell office:value-type="float" office:value="-249.5">
            <text:p>-249.5</text:p>
          </table:table-cell>
          <table:table-cell office:value-type="float" office:value="-0.00429956222639149">
            <text:p>-0.0042995622</text:p>
          </table:table-cell>
          <table:table-cell office:value-type="float" office:value="-0.0186887254901961">
            <text:p>-0.0186887255</text:p>
          </table:table-cell>
          <table:table-cell office:value-type="float" office:value="-0.0129087334437086">
            <text:p>-0.0129087334</text:p>
          </table:table-cell>
          <table:table-cell office:value-type="float" office:value="0.984987765228893">
            <text:p>0.9849877652</text:p>
          </table:table-cell>
          <table:table-cell office:value-type="float" office:value="0.935274026966792">
            <text:p>0.935274027</text:p>
          </table:table-cell>
          <table:table-cell office:value-type="float" office:value="0.955146038329296">
            <text:p>0.95514603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9255">
            <text:p>9255</text:p>
          </table:table-cell>
          <table:table-cell office:value-type="float" office:value="12864">
            <text:p>12864</text:p>
          </table:table-cell>
          <table:table-cell office:value-type="float" office:value="19703">
            <text:p>19703</text:p>
          </table:table-cell>
          <table:table-cell office:value-type="float" office:value="-214.5">
            <text:p>-214.5</text:p>
          </table:table-cell>
          <table:table-cell office:value-type="float" office:value="-90">
            <text:p>-90</text:p>
          </table:table-cell>
          <table:table-cell office:value-type="float" office:value="-322.25">
            <text:p>-322.25</text:p>
          </table:table-cell>
          <table:table-cell office:value-type="float" office:value="-0.0231766612641815">
            <text:p>-0.0231766613</text:p>
          </table:table-cell>
          <table:table-cell office:value-type="float" office:value="-0.00699626865671642">
            <text:p>-0.0069962687</text:p>
          </table:table-cell>
          <table:table-cell office:value-type="float" office:value="-0.0163553773537025">
            <text:p>-0.0163553774</text:p>
          </table:table-cell>
          <table:table-cell office:value-type="float" office:value="0.91993451452498">
            <text:p>0.9199345145</text:p>
          </table:table-cell>
          <table:table-cell office:value-type="float" office:value="0.975608997340722">
            <text:p>0.9756089973</text:p>
          </table:table-cell>
          <table:table-cell office:value-type="float" office:value="0.94328047606407">
            <text:p>0.9432804761</text:p>
          </table:table-cell>
          <table:table-cell office:value-type="float" office:value="-29.5591915367875">
            <text:p>-29.5591915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476">
            <text:p>12476</text:p>
          </table:table-cell>
          <table:table-cell office:value-type="float" office:value="18194">
            <text:p>18194</text:p>
          </table:table-cell>
          <table:table-cell office:value-type="float" office:value="-100.5">
            <text:p>-100.5</text:p>
          </table:table-cell>
          <table:table-cell office:value-type="float" office:value="-225.125">
            <text:p>-225.125</text:p>
          </table:table-cell>
          <table:table-cell office:value-type="float" office:value="-271.25">
            <text:p>-271.25</text:p>
          </table:table-cell>
          <table:table-cell office:value-type="float" office:value="-0.0109704180766292">
            <text:p>-0.0109704181</text:p>
          </table:table-cell>
          <table:table-cell office:value-type="float" office:value="-0.018044645719782">
            <text:p>-0.0180446457</text:p>
          </table:table-cell>
          <table:table-cell office:value-type="float" office:value="-0.0149087611300429">
            <text:p>-0.0149087611</text:p>
          </table:table-cell>
          <table:table-cell office:value-type="float" office:value="0.961839422874439">
            <text:p>0.9618394229</text:p>
          </table:table-cell>
          <table:table-cell office:value-type="float" office:value="0.937481934089502">
            <text:p>0.9374819341</text:p>
          </table:table-cell>
          <table:table-cell office:value-type="float" office:value="0.948254987515378">
            <text:p>0.9482549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8790">
            <text:p>8790</text:p>
          </table:table-cell>
          <table:table-cell office:value-type="float" office:value="12386">
            <text:p>12386</text:p>
          </table:table-cell>
          <table:table-cell office:value-type="float" office:value="18141">
            <text:p>18141</text:p>
          </table:table-cell>
          <table:table-cell office:value-type="float" office:value="-29">
            <text:p>-29</text:p>
          </table:table-cell>
          <table:table-cell office:value-type="float" office:value="-121">
            <text:p>-121</text:p>
          </table:table-cell>
          <table:table-cell office:value-type="float" office:value="-281.5">
            <text:p>-281.5</text:p>
          </table:table-cell>
          <table:table-cell office:value-type="float" office:value="-0.00329920364050057">
            <text:p>-0.0032992036</text:p>
          </table:table-cell>
          <table:table-cell office:value-type="float" office:value="-0.00976909413854352">
            <text:p>-0.0097690941</text:p>
          </table:table-cell>
          <table:table-cell office:value-type="float" office:value="-0.0155173364202635">
            <text:p>-0.0155173364</text:p>
          </table:table-cell>
          <table:table-cell office:value-type="float" office:value="0.988474121357785">
            <text:p>0.9884741214</text:p>
          </table:table-cell>
          <table:table-cell office:value-type="float" office:value="0.965995223507662">
            <text:p>0.9659952235</text:p>
          </table:table-cell>
          <table:table-cell office:value-type="float" office:value="0.946161266479054">
            <text:p>0.9461612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635">
            <text:p>635</text:p>
          </table:table-cell>
          <table:table-cell office:value-type="float" office:value="8677">
            <text:p>8677</text:p>
          </table:table-cell>
          <table:table-cell office:value-type="float" office:value="12263">
            <text:p>12263</text:p>
          </table:table-cell>
          <table:table-cell office:value-type="float" office:value="19007">
            <text:p>19007</text:p>
          </table:table-cell>
          <table:table-cell office:value-type="float" office:value="-221.75">
            <text:p>-221.75</text:p>
          </table:table-cell>
          <table:table-cell office:value-type="float" office:value="-79.25">
            <text:p>-79.25</text:p>
          </table:table-cell>
          <table:table-cell office:value-type="float" office:value="-235.375">
            <text:p>-235.375</text:p>
          </table:table-cell>
          <table:table-cell office:value-type="float" office:value="-0.0255560677653567">
            <text:p>-0.0255560678</text:p>
          </table:table-cell>
          <table:table-cell office:value-type="float" office:value="-0.00646252956046644">
            <text:p>-0.0064625296</text:p>
          </table:table-cell>
          <table:table-cell office:value-type="float" office:value="-0.0123835955174409">
            <text:p>-0.0123835955</text:p>
          </table:table-cell>
          <table:table-cell office:value-type="float" office:value="0.911833863516522">
            <text:p>0.9118338635</text:p>
          </table:table-cell>
          <table:table-cell office:value-type="float" office:value="0.977463004543474">
            <text:p>0.9774630045</text:p>
          </table:table-cell>
          <table:table-cell office:value-type="float" office:value="0.956957988427318">
            <text:p>0.9569579884</text:p>
          </table:table-cell>
          <table:table-cell office:value-type="float" office:value="-26.7745379852241">
            <text:p>-26.7745379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8598">
            <text:p>8598</text:p>
          </table:table-cell>
          <table:table-cell office:value-type="float" office:value="11800">
            <text:p>11800</text:p>
          </table:table-cell>
          <table:table-cell office:value-type="float" office:value="17284">
            <text:p>17284</text:p>
          </table:table-cell>
          <table:table-cell office:value-type="float" office:value="-159.75">
            <text:p>-159.75</text:p>
          </table:table-cell>
          <table:table-cell office:value-type="float" office:value="-308.875">
            <text:p>-308.875</text:p>
          </table:table-cell>
          <table:table-cell office:value-type="float" office:value="-170.375">
            <text:p>-170.375</text:p>
          </table:table-cell>
          <table:table-cell office:value-type="float" office:value="-0.0185799023028611">
            <text:p>-0.0185799023</text:p>
          </table:table-cell>
          <table:table-cell office:value-type="float" office:value="-0.0261758474576271">
            <text:p>-0.0261758475</text:p>
          </table:table-cell>
          <table:table-cell office:value-type="float" office:value="-0.00985738255033557">
            <text:p>-0.0098573826</text:p>
          </table:table-cell>
          <table:table-cell office:value-type="float" office:value="0.93564695896837">
            <text:p>0.935646959</text:p>
          </table:table-cell>
          <table:table-cell office:value-type="float" office:value="0.90972747687895">
            <text:p>0.9097274769</text:p>
          </table:table-cell>
          <table:table-cell office:value-type="float" office:value="0.965689610335683">
            <text:p>0.9656896103</text:p>
          </table:table-cell>
          <table:table-cell office:value-type="float" office:value="0">
            <text:p>0</text:p>
          </table:table-cell>
          <table:table-cell office:value-type="float" office:value="-26.1323046079628">
            <text:p>-26.132304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842">
            <text:p>8842</text:p>
          </table:table-cell>
          <table:table-cell office:value-type="float" office:value="11735">
            <text:p>11735</text:p>
          </table:table-cell>
          <table:table-cell office:value-type="float" office:value="16499">
            <text:p>16499</text:p>
          </table:table-cell>
          <table:table-cell office:value-type="float" office:value="-119.5">
            <text:p>-119.5</text:p>
          </table:table-cell>
          <table:table-cell office:value-type="float" office:value="-88">
            <text:p>-88</text:p>
          </table:table-cell>
          <table:table-cell office:value-type="float" office:value="-314.5">
            <text:p>-314.5</text:p>
          </table:table-cell>
          <table:table-cell office:value-type="float" office:value="-0.0135150418457363">
            <text:p>-0.0135150418</text:p>
          </table:table-cell>
          <table:table-cell office:value-type="float" office:value="-0.00749893481039625">
            <text:p>-0.0074989348</text:p>
          </table:table-cell>
          <table:table-cell office:value-type="float" office:value="-0.0190617613188678">
            <text:p>-0.0190617613</text:p>
          </table:table-cell>
          <table:table-cell office:value-type="float" office:value="0.953055359997864">
            <text:p>0.95305536</text:p>
          </table:table-cell>
          <table:table-cell office:value-type="float" office:value="0.973863946849263">
            <text:p>0.9738639468</text:p>
          </table:table-cell>
          <table:table-cell office:value-type="float" office:value="0.933996002843335">
            <text:p>0.9339960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2581">
            <text:p>12581</text:p>
          </table:table-cell>
          <table:table-cell office:value-type="float" office:value="17565">
            <text:p>17565</text:p>
          </table:table-cell>
          <table:table-cell office:value-type="float" office:value="-66.25">
            <text:p>-66.25</text:p>
          </table:table-cell>
          <table:table-cell office:value-type="float" office:value="-199.25">
            <text:p>-199.25</text:p>
          </table:table-cell>
          <table:table-cell office:value-type="float" office:value="-134.375">
            <text:p>-134.375</text:p>
          </table:table-cell>
          <table:table-cell office:value-type="float" office:value="-0.00766782407407407">
            <text:p>-0.0076678241</text:p>
          </table:table-cell>
          <table:table-cell office:value-type="float" office:value="-0.0158373738176616">
            <text:p>-0.0158373738</text:p>
          </table:table-cell>
          <table:table-cell office:value-type="float" office:value="-0.00765015656134358">
            <text:p>-0.0076501566</text:p>
          </table:table-cell>
          <table:table-cell office:value-type="float" office:value="0.973277854971761">
            <text:p>0.973277855</text:p>
          </table:table-cell>
          <table:table-cell office:value-type="float" office:value="0.945060803560688">
            <text:p>0.9450608036</text:p>
          </table:table-cell>
          <table:table-cell office:value-type="float" office:value="0.973339160830307">
            <text:p>0.97333916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958">
            <text:p>11958</text:p>
          </table:table-cell>
          <table:table-cell office:value-type="float" office:value="18370">
            <text:p>18370</text:p>
          </table:table-cell>
          <table:table-cell office:value-type="float" office:value="-247.5">
            <text:p>-247.5</text:p>
          </table:table-cell>
          <table:table-cell office:value-type="float" office:value="-34.5">
            <text:p>-34.5</text:p>
          </table:table-cell>
          <table:table-cell office:value-type="float" office:value="-301.125">
            <text:p>-301.125</text:p>
          </table:table-cell>
          <table:table-cell office:value-type="float" office:value="-0.0300218340611354">
            <text:p>-0.0300218341</text:p>
          </table:table-cell>
          <table:table-cell office:value-type="float" office:value="-0.00288509784244857">
            <text:p>-0.0028850978</text:p>
          </table:table-cell>
          <table:table-cell office:value-type="float" office:value="-0.0163922155688623">
            <text:p>-0.0163922156</text:p>
          </table:table-cell>
          <table:table-cell office:value-type="float" office:value="0.896690149405999">
            <text:p>0.8966901494</text:p>
          </table:table-cell>
          <table:table-cell office:value-type="float" office:value="0.989918472178969">
            <text:p>0.9899184722</text:p>
          </table:table-cell>
          <table:table-cell office:value-type="float" office:value="0.943153906782244">
            <text:p>0.9431539068</text:p>
          </table:table-cell>
          <table:table-cell office:value-type="float" office:value="-22.7397681946151">
            <text:p>-22.73976819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8358">
            <text:p>8358</text:p>
          </table:table-cell>
          <table:table-cell office:value-type="float" office:value="11108">
            <text:p>11108</text:p>
          </table:table-cell>
          <table:table-cell office:value-type="float" office:value="16957">
            <text:p>16957</text:p>
          </table:table-cell>
          <table:table-cell office:value-type="float" office:value="-167.25">
            <text:p>-167.25</text:p>
          </table:table-cell>
          <table:table-cell office:value-type="float" office:value="103.625">
            <text:p>103.625</text:p>
          </table:table-cell>
          <table:table-cell office:value-type="float" office:value="-197.75">
            <text:p>-197.75</text:p>
          </table:table-cell>
          <table:table-cell office:value-type="float" office:value="-0.020010768126346">
            <text:p>-0.0200107681</text:p>
          </table:table-cell>
          <table:table-cell office:value-type="float" office:value="0.00932886208138279">
            <text:p>0.0093288621</text:p>
          </table:table-cell>
          <table:table-cell office:value-type="float" office:value="-0.0116618505631892">
            <text:p>-0.0116618506</text:p>
          </table:table-cell>
          <table:table-cell office:value-type="float" office:value="0.930747156006162">
            <text:p>0.930747156</text:p>
          </table:table-cell>
          <table:table-cell office:value-type="float" office:value="1.0328215915136">
            <text:p>1.0328215915</text:p>
          </table:table-cell>
          <table:table-cell office:value-type="float" office:value="0.959450080595612">
            <text:p>0.9594500806</text:p>
          </table:table-cell>
          <table:table-cell office:value-type="float" office:value="-34.2909681569196">
            <text:p>-34.2909681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92">
            <text:p>10992</text:p>
          </table:table-cell>
          <table:table-cell office:value-type="float" office:value="15868">
            <text:p>15868</text:p>
          </table:table-cell>
          <table:table-cell office:value-type="float" office:value="123.5">
            <text:p>123.5</text:p>
          </table:table-cell>
          <table:table-cell office:value-type="float" office:value="-113.5">
            <text:p>-113.5</text:p>
          </table:table-cell>
          <table:table-cell office:value-type="float" office:value="-127.5">
            <text:p>-127.5</text:p>
          </table:table-cell>
          <table:table-cell office:value-type="float" office:value="0.0152056143806944">
            <text:p>0.0152056144</text:p>
          </table:table-cell>
          <table:table-cell office:value-type="float" office:value="-0.010325691411936">
            <text:p>-0.0103256914</text:p>
          </table:table-cell>
          <table:table-cell office:value-type="float" office:value="-0.00803503907234686">
            <text:p>-0.0080350391</text:p>
          </table:table-cell>
          <table:table-cell office:value-type="float" office:value="1.05367282332147">
            <text:p>1.0536728233</text:p>
          </table:table-cell>
          <table:table-cell office:value-type="float" office:value="0.964069055068368">
            <text:p>0.9640690551</text:p>
          </table:table-cell>
          <table:table-cell office:value-type="float" office:value="0.972003904478459">
            <text:p>0.97200390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8186">
            <text:p>8186</text:p>
          </table:table-cell>
          <table:table-cell office:value-type="float" office:value="10996">
            <text:p>10996</text:p>
          </table:table-cell>
          <table:table-cell office:value-type="float" office:value="16966">
            <text:p>16966</text:p>
          </table:table-cell>
          <table:table-cell office:value-type="float" office:value="42.375">
            <text:p>42.375</text:p>
          </table:table-cell>
          <table:table-cell office:value-type="float" office:value="8.875">
            <text:p>8.875</text:p>
          </table:table-cell>
          <table:table-cell office:value-type="float" office:value="-114.125">
            <text:p>-114.125</text:p>
          </table:table-cell>
          <table:table-cell office:value-type="float" office:value="0.00517652088932323">
            <text:p>0.0051765209</text:p>
          </table:table-cell>
          <table:table-cell office:value-type="float" office:value="0.000807111676973445">
            <text:p>0.0008071117</text:p>
          </table:table-cell>
          <table:table-cell office:value-type="float" office:value="-0.00672668867146057">
            <text:p>-0.0067266887</text:p>
          </table:table-cell>
          <table:table-cell office:value-type="float" office:value="1.01817034399493">
            <text:p>1.018170344</text:p>
          </table:table-cell>
          <table:table-cell office:value-type="float" office:value="1.00282616767075">
            <text:p>1.0028261677</text:p>
          </table:table-cell>
          <table:table-cell office:value-type="float" office:value="0.976545276397234">
            <text:p>0.976545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8120">
            <text:p>8120</text:p>
          </table:table-cell>
          <table:table-cell office:value-type="float" office:value="10875">
            <text:p>10875</text:p>
          </table:table-cell>
          <table:table-cell office:value-type="float" office:value="15996">
            <text:p>15996</text:p>
          </table:table-cell>
          <table:table-cell office:value-type="float" office:value="-197.75">
            <text:p>-197.75</text:p>
          </table:table-cell>
          <table:table-cell office:value-type="float" office:value="72.375">
            <text:p>72.375</text:p>
          </table:table-cell>
          <table:table-cell office:value-type="float" office:value="-18">
            <text:p>-18</text:p>
          </table:table-cell>
          <table:table-cell office:value-type="float" office:value="-0.0243534482758621">
            <text:p>-0.0243534483</text:p>
          </table:table-cell>
          <table:table-cell office:value-type="float" office:value="0.0066551724137931">
            <text:p>0.0066551724</text:p>
          </table:table-cell>
          <table:table-cell office:value-type="float" office:value="-0.00112528132033008">
            <text:p>-0.0011252813</text:p>
          </table:table-cell>
          <table:table-cell office:value-type="float" office:value="0.915925388302616">
            <text:p>0.9159253883</text:p>
          </table:table-cell>
          <table:table-cell office:value-type="float" office:value="1.0233799144352">
            <text:p>1.0233799144</text:p>
          </table:table-cell>
          <table:table-cell office:value-type="float" office:value="0.996063997244622">
            <text:p>0.9960639972</text:p>
          </table:table-cell>
          <table:table-cell office:value-type="float" office:value="-28.1139750252846">
            <text:p>-28.1139750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8055">
            <text:p>8055</text:p>
          </table:table-cell>
          <table:table-cell office:value-type="float" office:value="10910">
            <text:p>10910</text:p>
          </table:table-cell>
          <table:table-cell office:value-type="float" office:value="16547">
            <text:p>16547</text:p>
          </table:table-cell>
          <table:table-cell office:value-type="float" office:value="-151.75">
            <text:p>-151.75</text:p>
          </table:table-cell>
          <table:table-cell office:value-type="float" office:value="-212.625">
            <text:p>-212.625</text:p>
          </table:table-cell>
          <table:table-cell office:value-type="float" office:value="-91.25">
            <text:p>-91.25</text:p>
          </table:table-cell>
          <table:table-cell office:value-type="float" office:value="-0.0188392302917443">
            <text:p>-0.0188392303</text:p>
          </table:table-cell>
          <table:table-cell office:value-type="float" office:value="-0.0194890009165903">
            <text:p>-0.0194890009</text:p>
          </table:table-cell>
          <table:table-cell office:value-type="float" office:value="-0.00551459479059648">
            <text:p>-0.0055145948</text:p>
          </table:table-cell>
          <table:table-cell office:value-type="float" office:value="0.934758330510946">
            <text:p>0.9347583305</text:p>
          </table:table-cell>
          <table:table-cell office:value-type="float" office:value="0.932532946259119">
            <text:p>0.9325329463</text:p>
          </table:table-cell>
          <table:table-cell office:value-type="float" office:value="0.980758523314093">
            <text:p>0.98075852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0992">
            <text:p>10992</text:p>
          </table:table-cell>
          <table:table-cell office:value-type="float" office:value="18400">
            <text:p>18400</text:p>
          </table:table-cell>
          <table:table-cell office:value-type="float" office:value="139.25">
            <text:p>139.25</text:p>
          </table:table-cell>
          <table:table-cell office:value-type="float" office:value="-113.5">
            <text:p>-113.5</text:p>
          </table:table-cell>
          <table:table-cell office:value-type="float" office:value="-381.375">
            <text:p>-381.375</text:p>
          </table:table-cell>
          <table:table-cell office:value-type="float" office:value="0.0177388535031847">
            <text:p>0.0177388535</text:p>
          </table:table-cell>
          <table:table-cell office:value-type="float" office:value="-0.010325691411936">
            <text:p>-0.0103256914</text:p>
          </table:table-cell>
          <table:table-cell office:value-type="float" office:value="-0.020726902173913">
            <text:p>-0.0207269022</text:p>
          </table:table-cell>
          <table:table-cell office:value-type="float" office:value="1.06270273443142">
            <text:p>1.0627027344</text:p>
          </table:table-cell>
          <table:table-cell office:value-type="float" office:value="0.964069055068368">
            <text:p>0.9640690551</text:p>
          </table:table-cell>
          <table:table-cell office:value-type="float" office:value="0.928297867159809">
            <text:p>0.9282978672</text:p>
          </table:table-cell>
          <table:table-cell table:number-columns-repeated="2" office:value-type="float" office:value="0">
            <text:p>0</text:p>
          </table:table-cell>
          <table:table-cell office:value-type="float" office:value="-33.0941258071522">
            <text:p>-33.094125807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8077">
            <text:p>8077</text:p>
          </table:table-cell>
          <table:table-cell office:value-type="float" office:value="11968">
            <text:p>11968</text:p>
          </table:table-cell>
          <table:table-cell office:value-type="float" office:value="17790">
            <text:p>17790</text:p>
          </table:table-cell>
          <table:table-cell office:value-type="float" office:value="-17">
            <text:p>-17</text:p>
          </table:table-cell>
          <table:table-cell office:value-type="float" office:value="-118.25">
            <text:p>-118.25</text:p>
          </table:table-cell>
          <table:table-cell office:value-type="float" office:value="-509.5">
            <text:p>-509.5</text:p>
          </table:table-cell>
          <table:table-cell office:value-type="float" office:value="-0.00210474185960134">
            <text:p>-0.0021047419</text:p>
          </table:table-cell>
          <table:table-cell office:value-type="float" office:value="-0.00988051470588235">
            <text:p>-0.0098805147</text:p>
          </table:table-cell>
          <table:table-cell office:value-type="float" office:value="-0.0286396852164137">
            <text:p>-0.0286396852</text:p>
          </table:table-cell>
          <table:table-cell office:value-type="float" office:value="0.992642086170455">
            <text:p>0.9926420862</text:p>
          </table:table-cell>
          <table:table-cell office:value-type="float" office:value="0.965609542688284">
            <text:p>0.9656095427</text:p>
          </table:table-cell>
          <table:table-cell office:value-type="float" office:value="0.901368755618371">
            <text:p>0.9013687556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540803580962">
            <text:p>-23.854080358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8064">
            <text:p>8064</text:p>
          </table:table-cell>
          <table:table-cell office:value-type="float" office:value="11420">
            <text:p>11420</text:p>
          </table:table-cell>
          <table:table-cell office:value-type="float" office:value="17071">
            <text:p>17071</text:p>
          </table:table-cell>
          <table:table-cell office:value-type="float" office:value="21.5">
            <text:p>21.5</text:p>
          </table:table-cell>
          <table:table-cell office:value-type="float" office:value="-69.5">
            <text:p>-69.5</text:p>
          </table:table-cell>
          <table:table-cell office:value-type="float" office:value="-641.25">
            <text:p>-641.25</text:p>
          </table:table-cell>
          <table:table-cell office:value-type="float" office:value="0.00266617063492064">
            <text:p>0.0026661706</text:p>
          </table:table-cell>
          <table:table-cell office:value-type="float" office:value="-0.00608581436077058">
            <text:p>-0.0060858144</text:p>
          </table:table-cell>
          <table:table-cell office:value-type="float" office:value="-0.0375637045281471">
            <text:p>-0.0375637045</text:p>
          </table:table-cell>
          <table:table-cell office:value-type="float" office:value="1.0093455298153">
            <text:p>1.0093455298</text:p>
          </table:table-cell>
          <table:table-cell office:value-type="float" office:value="0.978772242524713">
            <text:p>0.9787722425</text:p>
          </table:table-cell>
          <table:table-cell office:value-type="float" office:value="0.871292656671326">
            <text:p>0.8712926567</text:p>
          </table:table-cell>
          <table:table-cell table:number-columns-repeated="2" office:value-type="float" office:value="0">
            <text:p>0</text:p>
          </table:table-cell>
          <table:table-cell office:value-type="float" office:value="-18.1037927046518">
            <text:p>-18.103792704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table:number-columns-repeated="2" office:value-type="float" office:value="958">
            <text:p>958</text:p>
          </table:table-cell>
          <table:table-cell office:value-type="float" office:value="8104">
            <text:p>8104</text:p>
          </table:table-cell>
          <table:table-cell office:value-type="float" office:value="10668">
            <text:p>10668</text:p>
          </table:table-cell>
          <table:table-cell office:value-type="float" office:value="15840">
            <text:p>15840</text:p>
          </table:table-cell>
          <table:table-cell office:value-type="float" office:value="33.75">
            <text:p>33.75</text:p>
          </table:table-cell>
          <table:table-cell office:value-type="float" office:value="111.875">
            <text:p>111.875</text:p>
          </table:table-cell>
          <table:table-cell office:value-type="float" office:value="-47">
            <text:p>-47</text:p>
          </table:table-cell>
          <table:table-cell office:value-type="float" office:value="0.00416461006910168">
            <text:p>0.0041646101</text:p>
          </table:table-cell>
          <table:table-cell office:value-type="float" office:value="0.0104869703787027">
            <text:p>0.0104869704</text:p>
          </table:table-cell>
          <table:table-cell office:value-type="float" office:value="-0.00296717171717172">
            <text:p>-0.0029671717</text:p>
          </table:table-cell>
          <table:table-cell office:value-type="float" office:value="1.01461012943683">
            <text:p>1.0146101294</text:p>
          </table:table-cell>
          <table:table-cell office:value-type="float" office:value="1.036919950359">
            <text:p>1.0369199504</text:p>
          </table:table-cell>
          <table:table-cell office:value-type="float" office:value="0.989632155041577">
            <text:p>0.9896321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6648">
            <text:p>6648</text:p>
          </table:table-cell>
          <table:table-cell office:value-type="float" office:value="10347">
            <text:p>10347</text:p>
          </table:table-cell>
          <table:table-cell office:value-type="float" office:value="17889">
            <text:p>17889</text:p>
          </table:table-cell>
          <table:table-cell office:value-type="float" office:value="-620.375">
            <text:p>-620.375</text:p>
          </table:table-cell>
          <table:table-cell office:value-type="float" office:value="173.625">
            <text:p>173.625</text:p>
          </table:table-cell>
          <table:table-cell office:value-type="float" office:value="-352.125">
            <text:p>-352.125</text:p>
          </table:table-cell>
          <table:table-cell office:value-type="float" office:value="-0.0933175391095066">
            <text:p>-0.0933175391</text:p>
          </table:table-cell>
          <table:table-cell office:value-type="float" office:value="0.016780226152508">
            <text:p>0.0167802262</text:p>
          </table:table-cell>
          <table:table-cell office:value-type="float" office:value="-0.0196838839510314">
            <text:p>-0.019683884</text:p>
          </table:table-cell>
          <table:table-cell office:value-type="float" office:value="0.690456612803417">
            <text:p>0.6904566128</text:p>
          </table:table-cell>
          <table:table-cell office:value-type="float" office:value="1.05928268047365">
            <text:p>1.0592826805</text:p>
          </table:table-cell>
          <table:table-cell office:value-type="float" office:value="0.93186581853469">
            <text:p>0.9318658185</text:p>
          </table:table-cell>
          <table:table-cell office:value-type="float" office:value="-7.07560265152311">
            <text:p>-7.0756026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5567">
            <text:p>5567</text:p>
          </table:table-cell>
          <table:table-cell office:value-type="float" office:value="10094">
            <text:p>10094</text:p>
          </table:table-cell>
          <table:table-cell office:value-type="float" office:value="17204">
            <text:p>17204</text:p>
          </table:table-cell>
          <table:table-cell office:value-type="float" office:value="-563.5">
            <text:p>-563.5</text:p>
          </table:table-cell>
          <table:table-cell office:value-type="float" office:value="-327.375">
            <text:p>-327.375</text:p>
          </table:table-cell>
          <table:table-cell office:value-type="float" office:value="-419.875">
            <text:p>-419.875</text:p>
          </table:table-cell>
          <table:table-cell office:value-type="float" office:value="-0.101221483743488">
            <text:p>-0.1012214837</text:p>
          </table:table-cell>
          <table:table-cell office:value-type="float" office:value="-0.0324326332474737">
            <text:p>-0.0324326332</text:p>
          </table:table-cell>
          <table:table-cell office:value-type="float" office:value="-0.0244056614740758">
            <text:p>-0.0244056615</text:p>
          </table:table-cell>
          <table:table-cell office:value-type="float" office:value="0.665806552889408">
            <text:p>0.6658065529</text:p>
          </table:table-cell>
          <table:table-cell office:value-type="float" office:value="0.888547460004598">
            <text:p>0.88854746</text:p>
          </table:table-cell>
          <table:table-cell office:value-type="float" office:value="0.91574763201223">
            <text:p>0.915747632</text:p>
          </table:table-cell>
          <table:table-cell office:value-type="float" office:value="-6.49508998450113">
            <text:p>-6.4950899845</text:p>
          </table:table-cell>
          <table:table-cell office:value-type="float" office:value="-21.023427746005">
            <text:p>-21.023427746</text:p>
          </table:table-cell>
          <table:table-cell office:value-type="float" office:value="-28.0530807090902">
            <text:p>-28.053080709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4636">
            <text:p>4636</text:p>
          </table:table-cell>
          <table:table-cell office:value-type="float" office:value="9730">
            <text:p>9730</text:p>
          </table:table-cell>
          <table:table-cell office:value-type="float" office:value="16663">
            <text:p>16663</text:p>
          </table:table-cell>
          <table:table-cell office:value-type="float" office:value="-458.75">
            <text:p>-458.75</text:p>
          </table:table-cell>
          <table:table-cell office:value-type="float" office:value="-931.625">
            <text:p>-931.625</text:p>
          </table:table-cell>
          <table:table-cell office:value-type="float" office:value="-545.125">
            <text:p>-545.125</text:p>
          </table:table-cell>
          <table:table-cell office:value-type="float" office:value="-0.0989538395168248">
            <text:p>-0.0989538395</text:p>
          </table:table-cell>
          <table:table-cell office:value-type="float" office:value="-0.0957476875642343">
            <text:p>-0.0957476876</text:p>
          </table:table-cell>
          <table:table-cell office:value-type="float" office:value="-0.0327146972333913">
            <text:p>-0.0327146972</text:p>
          </table:table-cell>
          <table:table-cell office:value-type="float" office:value="0.672853611907151">
            <text:p>0.6728536119</text:p>
          </table:table-cell>
          <table:table-cell office:value-type="float" office:value="0.682851628086021">
            <text:p>0.6828516281</text:p>
          </table:table-cell>
          <table:table-cell office:value-type="float" office:value="0.887596252456672">
            <text:p>0.8875962525</text:p>
          </table:table-cell>
          <table:table-cell office:value-type="float" office:value="-6.65216150136393">
            <text:p>-6.6521615014</text:p>
          </table:table-cell>
          <table:table-cell office:value-type="float" office:value="-6.88692368080083">
            <text:p>-6.8869236808</text:p>
          </table:table-cell>
          <table:table-cell office:value-type="float" office:value="-20.8391437282906">
            <text:p>-20.839143728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4275">
            <text:p>4275</text:p>
          </table:table-cell>
          <table:table-cell office:value-type="float" office:value="9476">
            <text:p>9476</text:p>
          </table:table-cell>
          <table:table-cell office:value-type="float" office:value="15568">
            <text:p>15568</text:p>
          </table:table-cell>
          <table:table-cell office:value-type="float" office:value="-333.375">
            <text:p>-333.375</text:p>
          </table:table-cell>
          <table:table-cell office:value-type="float" office:value="-12">
            <text:p>-12</text:p>
          </table:table-cell>
          <table:table-cell office:value-type="float" office:value="-48.125">
            <text:p>-48.125</text:p>
          </table:table-cell>
          <table:table-cell office:value-type="float" office:value="-0.0779824561403509">
            <text:p>-0.0779824561</text:p>
          </table:table-cell>
          <table:table-cell office:value-type="float" office:value="-0.00126635711270578">
            <text:p>-0.0012663571</text:p>
          </table:table-cell>
          <table:table-cell office:value-type="float" office:value="-0.00309127697841727">
            <text:p>-0.003091277</text:p>
          </table:table-cell>
          <table:table-cell office:value-type="float" office:value="0.738980679901508">
            <text:p>0.7389806799</text:p>
          </table:table-cell>
          <table:table-cell office:value-type="float" office:value="0.99557089327979">
            <text:p>0.9955708933</text:p>
          </table:table-cell>
          <table:table-cell office:value-type="float" office:value="0.98919926032252">
            <text:p>0.9891992603</text:p>
          </table:table-cell>
          <table:table-cell office:value-type="float" office:value="-8.5372386752251">
            <text:p>-8.53723867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5073">
            <text:p>5073</text:p>
          </table:table-cell>
          <table:table-cell office:value-type="float" office:value="9667">
            <text:p>9667</text:p>
          </table:table-cell>
          <table:table-cell office:value-type="float" office:value="17379">
            <text:p>17379</text:p>
          </table:table-cell>
          <table:table-cell office:value-type="float" office:value="-135.125">
            <text:p>-135.125</text:p>
          </table:table-cell>
          <table:table-cell office:value-type="float" office:value="-181.5">
            <text:p>-181.5</text:p>
          </table:table-cell>
          <table:table-cell office:value-type="float" office:value="-328.125">
            <text:p>-328.125</text:p>
          </table:table-cell>
          <table:table-cell office:value-type="float" office:value="-0.0266361127537946">
            <text:p>-0.0266361128</text:p>
          </table:table-cell>
          <table:table-cell office:value-type="float" office:value="-0.0187752146477708">
            <text:p>-0.0187752146</text:p>
          </table:table-cell>
          <table:table-cell office:value-type="float" office:value="-0.0188805454859313">
            <text:p>-0.0188805455</text:p>
          </table:table-cell>
          <table:table-cell office:value-type="float" office:value="0.908164191066879">
            <text:p>0.9081641911</text:p>
          </table:table-cell>
          <table:table-cell office:value-type="float" office:value="0.934977665755539">
            <text:p>0.9349776658</text:p>
          </table:table-cell>
          <table:table-cell office:value-type="float" office:value="0.934616781795019">
            <text:p>0.9346167818</text:p>
          </table:table-cell>
          <table:table-cell office:value-type="float" office:value="-25.6747025048307">
            <text:p>-25.67470250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5499">
            <text:p>5499</text:p>
          </table:table-cell>
          <table:table-cell office:value-type="float" office:value="9408">
            <text:p>9408</text:p>
          </table:table-cell>
          <table:table-cell office:value-type="float" office:value="16710">
            <text:p>16710</text:p>
          </table:table-cell>
          <table:table-cell office:value-type="float" office:value="-66.625">
            <text:p>-66.625</text:p>
          </table:table-cell>
          <table:table-cell office:value-type="float" office:value="-92">
            <text:p>-92</text:p>
          </table:table-cell>
          <table:table-cell office:value-type="float" office:value="-640.25">
            <text:p>-640.25</text:p>
          </table:table-cell>
          <table:table-cell office:value-type="float" office:value="-0.0121158392434988">
            <text:p>-0.0121158392</text:p>
          </table:table-cell>
          <table:table-cell office:value-type="float" office:value="-0.00977891156462585">
            <text:p>-0.0097789116</text:p>
          </table:table-cell>
          <table:table-cell office:value-type="float" office:value="-0.0383153800119689">
            <text:p>-0.03831538</text:p>
          </table:table-cell>
          <table:table-cell office:value-type="float" office:value="0.95788227802648">
            <text:p>0.957882278</text:p>
          </table:table-cell>
          <table:table-cell office:value-type="float" office:value="0.965961238662132">
            <text:p>0.9659612387</text:p>
          </table:table-cell>
          <table:table-cell office:value-type="float" office:value="0.868773583915214">
            <text:p>0.868773583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7417428067117">
            <text:p>-17.741742806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4636">
            <text:p>4636</text:p>
          </table:table-cell>
          <table:table-cell office:value-type="float" office:value="8918">
            <text:p>8918</text:p>
          </table:table-cell>
          <table:table-cell office:value-type="float" office:value="15993">
            <text:p>15993</text:p>
          </table:table-cell>
          <table:table-cell office:value-type="float" office:value="-458.75">
            <text:p>-458.75</text:p>
          </table:table-cell>
          <table:table-cell office:value-type="float" office:value="-217.375">
            <text:p>-217.375</text:p>
          </table:table-cell>
          <table:table-cell office:value-type="float" office:value="-773.25">
            <text:p>-773.25</text:p>
          </table:table-cell>
          <table:table-cell office:value-type="float" office:value="-0.0989538395168248">
            <text:p>-0.0989538395</text:p>
          </table:table-cell>
          <table:table-cell office:value-type="float" office:value="-0.0243748598340435">
            <text:p>-0.0243748598</text:p>
          </table:table-cell>
          <table:table-cell office:value-type="float" office:value="-0.0483492778090415">
            <text:p>-0.0483492778</text:p>
          </table:table-cell>
          <table:table-cell office:value-type="float" office:value="0.672853611907151">
            <text:p>0.6728536119</text:p>
          </table:table-cell>
          <table:table-cell office:value-type="float" office:value="0.915852492813029">
            <text:p>0.9158524928</text:p>
          </table:table-cell>
          <table:table-cell office:value-type="float" office:value="0.83535932689108">
            <text:p>0.8353593269</text:p>
          </table:table-cell>
          <table:table-cell office:value-type="float" office:value="-6.65216150136393">
            <text:p>-6.6521615014</text:p>
          </table:table-cell>
          <table:table-cell office:value-type="float" office:value="-28.0889719652744">
            <text:p>-28.0889719653</text:p>
          </table:table-cell>
          <table:table-cell office:value-type="float" office:value="-13.9868108173975">
            <text:p>-13.986810817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4275">
            <text:p>4275</text:p>
          </table:table-cell>
          <table:table-cell office:value-type="float" office:value="7782">
            <text:p>7782</text:p>
          </table:table-cell>
          <table:table-cell office:value-type="float" office:value="13838">
            <text:p>13838</text:p>
          </table:table-cell>
          <table:table-cell office:value-type="float" office:value="-333.375">
            <text:p>-333.375</text:p>
          </table:table-cell>
          <table:table-cell office:value-type="float" office:value="-421.625">
            <text:p>-421.625</text:p>
          </table:table-cell>
          <table:table-cell office:value-type="float" office:value="-804.125">
            <text:p>-804.125</text:p>
          </table:table-cell>
          <table:table-cell office:value-type="float" office:value="-0.0779824561403509">
            <text:p>-0.0779824561</text:p>
          </table:table-cell>
          <table:table-cell office:value-type="float" office:value="-0.0541795168337188">
            <text:p>-0.0541795168</text:p>
          </table:table-cell>
          <table:table-cell office:value-type="float" office:value="-0.0581099147275618">
            <text:p>-0.0581099147</text:p>
          </table:table-cell>
          <table:table-cell office:value-type="float" office:value="0.738980679901508">
            <text:p>0.7389806799</text:p>
          </table:table-cell>
          <table:table-cell office:value-type="float" office:value="0.816125114368881">
            <text:p>0.8161251144</text:p>
          </table:table-cell>
          <table:table-cell office:value-type="float" office:value="0.803233752345237">
            <text:p>0.8032337523</text:p>
          </table:table-cell>
          <table:table-cell office:value-type="float" office:value="-8.5372386752251">
            <text:p>-8.5372386752</text:p>
          </table:table-cell>
          <table:table-cell office:value-type="float" office:value="-12.4437373493899">
            <text:p>-12.4437373494</text:p>
          </table:table-cell>
          <table:table-cell office:value-type="float" office:value="-11.5781771109456">
            <text:p>-11.578177110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767">
            <text:p>767</text:p>
          </table:table-cell>
          <table:table-cell office:value-type="float" office:value="5073">
            <text:p>5073</text:p>
          </table:table-cell>
          <table:table-cell office:value-type="float" office:value="7344">
            <text:p>7344</text:p>
          </table:table-cell>
          <table:table-cell office:value-type="float" office:value="11178">
            <text:p>11178</text:p>
          </table:table-cell>
          <table:table-cell office:value-type="float" office:value="-135.125">
            <text:p>-135.125</text:p>
          </table:table-cell>
          <table:table-cell office:value-type="float" office:value="-111.25">
            <text:p>-111.25</text:p>
          </table:table-cell>
          <table:table-cell office:value-type="float" office:value="-991.125">
            <text:p>-991.125</text:p>
          </table:table-cell>
          <table:table-cell office:value-type="float" office:value="-0.0266361127537946">
            <text:p>-0.0266361128</text:p>
          </table:table-cell>
          <table:table-cell office:value-type="float" office:value="-0.0151484204793028">
            <text:p>-0.0151484205</text:p>
          </table:table-cell>
          <table:table-cell office:value-type="float" office:value="-0.0886674718196457">
            <text:p>-0.0886674718</text:p>
          </table:table-cell>
          <table:table-cell office:value-type="float" office:value="0.908164191066879">
            <text:p>0.9081641911</text:p>
          </table:table-cell>
          <table:table-cell office:value-type="float" office:value="0.947430298622755">
            <text:p>0.9474302986</text:p>
          </table:table-cell>
          <table:table-cell office:value-type="float" office:value="0.70507321292666">
            <text:p>0.7050732129</text:p>
          </table:table-cell>
          <table:table-cell office:value-type="float" office:value="-25.6747025048307">
            <text:p>-25.6747025048</text:p>
          </table:table-cell>
          <table:table-cell office:value-type="float" office:value="0">
            <text:p>0</text:p>
          </table:table-cell>
          <table:table-cell office:value-type="float" office:value="-7.46544251978857">
            <text:p>-7.465442519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4636">
            <text:p>4636</text:p>
          </table:table-cell>
          <table:table-cell office:value-type="float" office:value="6930">
            <text:p>6930</text:p>
          </table:table-cell>
          <table:table-cell office:value-type="float" office:value="10878">
            <text:p>10878</text:p>
          </table:table-cell>
          <table:table-cell office:value-type="float" office:value="-502.5">
            <text:p>-502.5</text:p>
          </table:table-cell>
          <table:table-cell office:value-type="float" office:value="-100.375">
            <text:p>-100.375</text:p>
          </table:table-cell>
          <table:table-cell office:value-type="float" office:value="-106.375">
            <text:p>-106.375</text:p>
          </table:table-cell>
          <table:table-cell office:value-type="float" office:value="-0.108390854184642">
            <text:p>-0.1083908542</text:p>
          </table:table-cell>
          <table:table-cell office:value-type="float" office:value="-0.014484126984127">
            <text:p>-0.014484127</text:p>
          </table:table-cell>
          <table:table-cell office:value-type="float" office:value="-0.00977891156462585">
            <text:p>-0.0097789116</text:p>
          </table:table-cell>
          <table:table-cell office:value-type="float" office:value="0.643659221804671">
            <text:p>0.6436592218</text:p>
          </table:table-cell>
          <table:table-cell office:value-type="float" office:value="0.94971674382716">
            <text:p>0.9497167438</text:p>
          </table:table-cell>
          <table:table-cell office:value-type="float" office:value="0.965961238662132">
            <text:p>0.9659612387</text:p>
          </table:table-cell>
          <table:table-cell office:value-type="float" office:value="-6.04168717441907">
            <text:p>-6.04168717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1">
            <text:p>271</text:p>
          </table:table-cell>
          <table:table-cell office:value-type="float" office:value="4275">
            <text:p>4275</text:p>
          </table:table-cell>
          <table:table-cell office:value-type="float" office:value="6760">
            <text:p>6760</text:p>
          </table:table-cell>
          <table:table-cell office:value-type="float" office:value="11248">
            <text:p>11248</text:p>
          </table:table-cell>
          <table:table-cell office:value-type="float" office:value="-483.375">
            <text:p>-483.375</text:p>
          </table:table-cell>
          <table:table-cell office:value-type="float" office:value="9.75">
            <text:p>9.75</text:p>
          </table:table-cell>
          <table:table-cell office:value-type="float" office:value="74">
            <text:p>74</text:p>
          </table:table-cell>
          <table:table-cell office:value-type="float" office:value="-0.113070175438596">
            <text:p>-0.1130701754</text:p>
          </table:table-cell>
          <table:table-cell office:value-type="float" office:value="0.00144230769230769">
            <text:p>0.0014423077</text:p>
          </table:table-cell>
          <table:table-cell office:value-type="float" office:value="0.00657894736842105">
            <text:p>0.0065789474</text:p>
          </table:table-cell>
          <table:table-cell office:value-type="float" office:value="0.629312720529394">
            <text:p>0.6293127205</text:p>
          </table:table-cell>
          <table:table-cell office:value-type="float" office:value="1.00505215421598">
            <text:p>1.0050521542</text:p>
          </table:table-cell>
          <table:table-cell office:value-type="float" office:value="1.02311114958449">
            <text:p>1.0231111496</text:p>
          </table:table-cell>
          <table:table-cell office:value-type="float" office:value="-5.77673604690739">
            <text:p>-5.77673604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5058">
            <text:p>5058</text:p>
          </table:table-cell>
          <table:table-cell office:value-type="float" office:value="6783">
            <text:p>6783</text:p>
          </table:table-cell>
          <table:table-cell office:value-type="float" office:value="10767">
            <text:p>10767</text:p>
          </table:table-cell>
          <table:table-cell office:value-type="float" office:value="-270.875">
            <text:p>-270.875</text:p>
          </table:table-cell>
          <table:table-cell office:value-type="float" office:value="14.875">
            <text:p>14.875</text:p>
          </table:table-cell>
          <table:table-cell office:value-type="float" office:value="259">
            <text:p>259</text:p>
          </table:table-cell>
          <table:table-cell office:value-type="float" office:value="-0.053553776196125">
            <text:p>-0.0535537762</text:p>
          </table:table-cell>
          <table:table-cell office:value-type="float" office:value="0.00219298245614035">
            <text:p>0.0021929825</text:p>
          </table:table-cell>
          <table:table-cell office:value-type="float" office:value="0.0240549828178694">
            <text:p>0.0240549828</text:p>
          </table:table-cell>
          <table:table-cell office:value-type="float" office:value="0.818183076925497">
            <text:p>0.8181830769</text:p>
          </table:table-cell>
          <table:table-cell office:value-type="float" office:value="1.00768486457372">
            <text:p>1.0076848646</text:p>
          </table:table-cell>
          <table:table-cell office:value-type="float" office:value="1.08532657857134">
            <text:p>1.0853265786</text:p>
          </table:table-cell>
          <table:table-cell office:value-type="float" office:value="-12.5932595055719">
            <text:p>-12.5932595056</text:p>
          </table:table-cell>
          <table:table-cell office:value-type="float" office:value="0">
            <text:p>0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5408">
            <text:p>5408</text:p>
          </table:table-cell>
          <table:table-cell office:value-type="float" office:value="7191">
            <text:p>7191</text:p>
          </table:table-cell>
          <table:table-cell office:value-type="float" office:value="10990">
            <text:p>10990</text:p>
          </table:table-cell>
          <table:table-cell office:value-type="float" office:value="50.375">
            <text:p>50.375</text:p>
          </table:table-cell>
          <table:table-cell office:value-type="float" office:value="-87.125">
            <text:p>-87.125</text:p>
          </table:table-cell>
          <table:table-cell office:value-type="float" office:value="-91.875">
            <text:p>-91.875</text:p>
          </table:table-cell>
          <table:table-cell office:value-type="float" office:value="0.00931490384615385">
            <text:p>0.0093149038</text:p>
          </table:table-cell>
          <table:table-cell office:value-type="float" office:value="-0.0121158392434988">
            <text:p>-0.0121158392</text:p>
          </table:table-cell>
          <table:table-cell office:value-type="float" office:value="-0.00835987261146497">
            <text:p>-0.0083598726</text:p>
          </table:table-cell>
          <table:table-cell office:value-type="float" office:value="1.03277222763152">
            <text:p>1.0327722276</text:p>
          </table:table-cell>
          <table:table-cell office:value-type="float" office:value="0.95788227802648">
            <text:p>0.957882278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453">
            <text:p>453</text:p>
          </table:table-cell>
          <table:table-cell table:number-columns-repeated="2" office:value-type="float" office:value="308">
            <text:p>308</text:p>
          </table:table-cell>
          <table:table-cell office:value-type="float" office:value="5096">
            <text:p>5096</text:p>
          </table:table-cell>
          <table:table-cell office:value-type="float" office:value="7020">
            <text:p>7020</text:p>
          </table:table-cell>
          <table:table-cell office:value-type="float" office:value="10780">
            <text:p>10780</text:p>
          </table:table-cell>
          <table:table-cell office:value-type="float" office:value="0">
            <text:p>0</text:p>
          </table:table-cell>
          <table:table-cell office:value-type="float" office:value="45.5">
            <text:p>45.5</text:p>
          </table:table-cell>
          <table:table-cell office:value-type="float" office:value="-61.25">
            <text:p>-61.25</text:p>
          </table:table-cell>
          <table:table-cell office:value-type="float" office:value="0">
            <text:p>0</text:p>
          </table:table-cell>
          <table:table-cell office:value-type="float" office:value="0.00648148148148148">
            <text:p>0.0064814815</text:p>
          </table:table-cell>
          <table:table-cell office:value-type="float" office:value="-0.00568181818181818">
            <text:p>-0.0056818182</text:p>
          </table:table-cell>
          <table:table-cell office:value-type="float" office:value="1">
            <text:p>1</text:p>
          </table:table-cell>
          <table:table-cell office:value-type="float" office:value="1.02276752400549">
            <text:p>1.022767524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4940">
            <text:p>4940</text:p>
          </table:table-cell>
          <table:table-cell office:value-type="float" office:value="6840">
            <text:p>6840</text:p>
          </table:table-cell>
          <table:table-cell office:value-type="float" office:value="10745">
            <text:p>10745</text:p>
          </table:table-cell>
          <table:table-cell office:value-type="float" office:value="-13">
            <text:p>-13</text:p>
          </table:table-cell>
          <table:table-cell office:value-type="float" office:value="-28.5">
            <text:p>-28.5</text:p>
          </table:table-cell>
          <table:table-cell office:value-type="float" office:value="122.5">
            <text:p>122.5</text:p>
          </table:table-cell>
          <table:table-cell office:value-type="float" office:value="-0.00263157894736842">
            <text:p>-0.0026315789</text:p>
          </table:table-cell>
          <table:table-cell office:value-type="float" office:value="-0.00416666666666667">
            <text:p>-0.0041666667</text:p>
          </table:table-cell>
          <table:table-cell office:value-type="float" office:value="0.011400651465798">
            <text:p>0.0114006515</text:p>
          </table:table-cell>
          <table:table-cell office:value-type="float" office:value="0.990803047091413">
            <text:p>0.9908030471</text:p>
          </table:table-cell>
          <table:table-cell office:value-type="float" office:value="0.985450694444444">
            <text:p>0.9854506944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5187">
            <text:p>5187</text:p>
          </table:table-cell>
          <table:table-cell office:value-type="float" office:value="7068">
            <text:p>7068</text:p>
          </table:table-cell>
          <table:table-cell office:value-type="float" office:value="10710">
            <text:p>10710</text:p>
          </table:table-cell>
          <table:table-cell office:value-type="float" office:value="11.375">
            <text:p>11.375</text:p>
          </table:table-cell>
          <table:table-cell office:value-type="float" office:value="-1.5">
            <text:p>-1.5</text:p>
          </table:table-cell>
          <table:table-cell office:value-type="float" office:value="-4.375">
            <text:p>-4.375</text:p>
          </table:table-cell>
          <table:table-cell office:value-type="float" office:value="0.00219298245614035">
            <text:p>0.0021929825</text:p>
          </table:table-cell>
          <table:table-cell office:value-type="float" office:value="-0.000212224108658744">
            <text:p>-0.0002122241</text:p>
          </table:table-cell>
          <table:table-cell office:value-type="float" office:value="-0.000408496732026144">
            <text:p>-0.0004084967</text:p>
          </table:table-cell>
          <table:table-cell office:value-type="float" office:value="1.00768486457372">
            <text:p>1.0076848646</text:p>
          </table:table-cell>
          <table:table-cell office:value-type="float" office:value="0.999257303896276">
            <text:p>0.9992573039</text:p>
          </table:table-cell>
          <table:table-cell office:value-type="float" office:value="0.998570588502285">
            <text:p>0.99857058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44">
            <text:p>244</text:p>
          </table:table-cell>
          <table:table-cell office:value-type="float" office:value="4896">
            <text:p>4896</text:p>
          </table:table-cell>
          <table:table-cell office:value-type="float" office:value="6908">
            <text:p>6908</text:p>
          </table:table-cell>
          <table:table-cell office:value-type="float" office:value="11618">
            <text:p>11618</text:p>
          </table:table-cell>
          <table:table-cell office:value-type="float" office:value="-78.75">
            <text:p>-78.75</text:p>
          </table:table-cell>
          <table:table-cell office:value-type="float" office:value="-57.75">
            <text:p>-57.75</text:p>
          </table:table-cell>
          <table:table-cell office:value-type="float" office:value="-97.125">
            <text:p>-97.125</text:p>
          </table:table-cell>
          <table:table-cell office:value-type="float" office:value="-0.0160845588235294">
            <text:p>-0.0160845588</text:p>
          </table:table-cell>
          <table:table-cell table:number-columns-repeated="2" office:value-type="float" office:value="-0.00835987261146497">
            <text:p>-0.0083598726</text:p>
          </table:table-cell>
          <table:table-cell office:value-type="float" office:value="0.94421112166144">
            <text:p>0.9442111217</text:p>
          </table:table-cell>
          <table:table-cell table:number-columns-repeated="2"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4608">
            <text:p>4608</text:p>
          </table:table-cell>
          <table:table-cell office:value-type="float" office:value="6732">
            <text:p>6732</text:p>
          </table:table-cell>
          <table:table-cell office:value-type="float" office:value="11396">
            <text:p>11396</text:p>
          </table:table-cell>
          <table:table-cell office:value-type="float" office:value="-93.875">
            <text:p>-93.875</text:p>
          </table:table-cell>
          <table:table-cell office:value-type="float" office:value="-99.5">
            <text:p>-99.5</text:p>
          </table:table-cell>
          <table:table-cell office:value-type="float" office:value="-64.75">
            <text:p>-64.75</text:p>
          </table:table-cell>
          <table:table-cell office:value-type="float" office:value="-0.0203721788194444">
            <text:p>-0.0203721788</text:p>
          </table:table-cell>
          <table:table-cell office:value-type="float" office:value="-0.0147801544860368">
            <text:p>-0.0147801545</text:p>
          </table:table-cell>
          <table:table-cell office:value-type="float" office:value="-0.00568181818181818">
            <text:p>-0.0056818182</text:p>
          </table:table-cell>
          <table:table-cell office:value-type="float" office:value="0.929510824444853">
            <text:p>0.9295108244</text:p>
          </table:table-cell>
          <table:table-cell office:value-type="float" office:value="0.948697627113468">
            <text:p>0.9486976271</text:p>
          </table:table-cell>
          <table:table-cell office:value-type="float" office:value="0.980176911157025">
            <text:p>0.9801769112</text:p>
          </table:table-cell>
          <table:table-cell office:value-type="float" office:value="-33.6764421359212">
            <text:p>-33.67644213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5184">
            <text:p>5184</text:p>
          </table:table-cell>
          <table:table-cell office:value-type="float" office:value="6919">
            <text:p>6919</text:p>
          </table:table-cell>
          <table:table-cell office:value-type="float" office:value="11359">
            <text:p>11359</text:p>
          </table:table-cell>
          <table:table-cell office:value-type="float" office:value="-91.875">
            <text:p>-91.875</text:p>
          </table:table-cell>
          <table:table-cell office:value-type="float" office:value="-94.25">
            <text:p>-94.25</text:p>
          </table:table-cell>
          <table:table-cell office:value-type="float" office:value="129.5">
            <text:p>129.5</text:p>
          </table:table-cell>
          <table:table-cell office:value-type="float" office:value="-0.0177228009259259">
            <text:p>-0.0177228009</text:p>
          </table:table-cell>
          <table:table-cell office:value-type="float" office:value="-0.0136219106807342">
            <text:p>-0.0136219107</text:p>
          </table:table-cell>
          <table:table-cell office:value-type="float" office:value="0.011400651465798">
            <text:p>0.0114006515</text:p>
          </table:table-cell>
          <table:table-cell office:value-type="float" office:value="0.938585828197673">
            <text:p>0.9385858282</text:p>
          </table:table-cell>
          <table:table-cell office:value-type="float" office:value="0.952687003260594">
            <text:p>0.9526870033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5040">
            <text:p>5040</text:p>
          </table:table-cell>
          <table:table-cell office:value-type="float" office:value="7191">
            <text:p>7191</text:p>
          </table:table-cell>
          <table:table-cell office:value-type="float" office:value="11322">
            <text:p>11322</text:p>
          </table:table-cell>
          <table:table-cell office:value-type="float" office:value="-154.625">
            <text:p>-154.625</text:p>
          </table:table-cell>
          <table:table-cell office:value-type="float" office:value="0">
            <text:p>0</text:p>
          </table:table-cell>
          <table:table-cell office:value-type="float" office:value="-4.625">
            <text:p>-4.625</text:p>
          </table:table-cell>
          <table:table-cell office:value-type="float" office:value="-0.0306795634920635">
            <text:p>-0.0306795635</text:p>
          </table:table-cell>
          <table:table-cell office:value-type="float" office:value="0">
            <text:p>0</text:p>
          </table:table-cell>
          <table:table-cell office:value-type="float" office:value="-0.000408496732026144">
            <text:p>-0.0004084967</text:p>
          </table:table-cell>
          <table:table-cell office:value-type="float" office:value="0.894466349585262">
            <text:p>0.8944663496</text:p>
          </table:table-cell>
          <table:table-cell office:value-type="float" office:value="1">
            <text:p>1</text:p>
          </table:table-cell>
          <table:table-cell office:value-type="float" office:value="0.998570588502285">
            <text:p>0.9985705885</text:p>
          </table:table-cell>
          <table:table-cell office:value-type="float" office:value="-22.2447505098787">
            <text:p>-22.2447505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5022">
            <text:p>5022</text:p>
          </table:table-cell>
          <table:table-cell office:value-type="float" office:value="6984">
            <text:p>6984</text:p>
          </table:table-cell>
          <table:table-cell office:value-type="float" office:value="10164">
            <text:p>10164</text:p>
          </table:table-cell>
          <table:table-cell office:value-type="float" office:value="-122.5">
            <text:p>-122.5</text:p>
          </table:table-cell>
          <table:table-cell office:value-type="float" office:value="-40.5">
            <text:p>-40.5</text:p>
          </table:table-cell>
          <table:table-cell office:value-type="float" office:value="-57.75">
            <text:p>-57.75</text:p>
          </table:table-cell>
          <table:table-cell office:value-type="float" office:value="-0.0243926722421346">
            <text:p>-0.0243926722</text:p>
          </table:table-cell>
          <table:table-cell office:value-type="float" office:value="-0.00579896907216495">
            <text:p>-0.0057989691</text:p>
          </table:table-cell>
          <table:table-cell office:value-type="float" office:value="-0.00568181818181818">
            <text:p>-0.0056818182</text:p>
          </table:table-cell>
          <table:table-cell office:value-type="float" office:value="0.915791851972389">
            <text:p>0.915791852</text:p>
          </table:table-cell>
          <table:table-cell office:value-type="float" office:value="0.979769519210331">
            <text:p>0.9797695192</text:p>
          </table:table-cell>
          <table:table-cell office:value-type="float" office:value="0.980176911157025">
            <text:p>0.9801769112</text:p>
          </table:table-cell>
          <table:table-cell office:value-type="float" office:value="-28.0682052100042">
            <text:p>-28.06820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4793">
            <text:p>4793</text:p>
          </table:table-cell>
          <table:table-cell office:value-type="float" office:value="6741">
            <text:p>6741</text:p>
          </table:table-cell>
          <table:table-cell office:value-type="float" office:value="10131">
            <text:p>10131</text:p>
          </table:table-cell>
          <table:table-cell office:value-type="float" office:value="20.875">
            <text:p>20.875</text:p>
          </table:table-cell>
          <table:table-cell office:value-type="float" office:value="-9.5">
            <text:p>-9.5</text:p>
          </table:table-cell>
          <table:table-cell office:value-type="float" office:value="115.5">
            <text:p>115.5</text:p>
          </table:table-cell>
          <table:table-cell office:value-type="float" office:value="0.00435530982683079">
            <text:p>0.0043553098</text:p>
          </table:table-cell>
          <table:table-cell office:value-type="float" office:value="-0.00140928645601543">
            <text:p>-0.0014092865</text:p>
          </table:table-cell>
          <table:table-cell office:value-type="float" office:value="0.011400651465798">
            <text:p>0.0114006515</text:p>
          </table:table-cell>
          <table:table-cell office:value-type="float" office:value="1.01528076309234">
            <text:p>1.0152807631</text:p>
          </table:table-cell>
          <table:table-cell office:value-type="float" office:value="0.995071390137044">
            <text:p>0.9950713901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4791">
            <text:p>4791</text:p>
          </table:table-cell>
          <table:table-cell office:value-type="float" office:value="6912">
            <text:p>6912</text:p>
          </table:table-cell>
          <table:table-cell office:value-type="float" office:value="10656">
            <text:p>10656</text:p>
          </table:table-cell>
          <table:table-cell office:value-type="float" office:value="-161.5">
            <text:p>-161.5</text:p>
          </table:table-cell>
          <table:table-cell office:value-type="float" office:value="-139.25">
            <text:p>-139.25</text:p>
          </table:table-cell>
          <table:table-cell office:value-type="float" office:value="-214.625">
            <text:p>-214.625</text:p>
          </table:table-cell>
          <table:table-cell office:value-type="float" office:value="-0.0337090377791693">
            <text:p>-0.0337090378</text:p>
          </table:table-cell>
          <table:table-cell office:value-type="float" office:value="-0.0201461226851852">
            <text:p>-0.0201461227</text:p>
          </table:table-cell>
          <table:table-cell office:value-type="float" office:value="-0.020141234984985">
            <text:p>-0.020141235</text:p>
          </table:table-cell>
          <table:table-cell office:value-type="float" office:value="0.884245514259783">
            <text:p>0.8842455143</text:p>
          </table:table-cell>
          <table:table-cell office:value-type="float" office:value="0.930284068469975">
            <text:p>0.9302840685</text:p>
          </table:table-cell>
          <table:table-cell office:value-type="float" office:value="0.930300789472124">
            <text:p>0.9303007895</text:p>
          </table:table-cell>
          <table:table-cell office:value-type="float" office:value="-20.2140967983326">
            <text:p>-20.2140967983</text:p>
          </table:table-cell>
          <table:table-cell office:value-type="float" office:value="-34.0582351378994">
            <text:p>-34.0582351379</text:p>
          </table:table-cell>
          <table:table-cell office:value-type="float" office:value="-34.06658477185">
            <text:p>-34.066584771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4271">
            <text:p>4271</text:p>
          </table:table-cell>
          <table:table-cell office:value-type="float" office:value="6523">
            <text:p>6523</text:p>
          </table:table-cell>
          <table:table-cell office:value-type="float" office:value="10360">
            <text:p>10360</text:p>
          </table:table-cell>
          <table:table-cell office:value-type="float" office:value="-167.625">
            <text:p>-167.625</text:p>
          </table:table-cell>
          <table:table-cell office:value-type="float" office:value="-125.75">
            <text:p>-125.75</text:p>
          </table:table-cell>
          <table:table-cell office:value-type="float" office:value="-269.875">
            <text:p>-269.875</text:p>
          </table:table-cell>
          <table:table-cell office:value-type="float" office:value="-0.0392472488878483">
            <text:p>-0.0392472489</text:p>
          </table:table-cell>
          <table:table-cell office:value-type="float" office:value="-0.0192779395983443">
            <text:p>-0.0192779396</text:p>
          </table:table-cell>
          <table:table-cell office:value-type="float" office:value="-0.0260497104247104">
            <text:p>-0.0260497104</text:p>
          </table:table-cell>
          <table:table-cell office:value-type="float" office:value="0.86565370812125">
            <text:p>0.8656537081</text:p>
          </table:table-cell>
          <table:table-cell office:value-type="float" office:value="0.933255623757903">
            <text:p>0.9332556238</text:p>
          </table:table-cell>
          <table:table-cell office:value-type="float" office:value="0.910156044843408">
            <text:p>0.9101560448</text:p>
          </table:table-cell>
          <table:table-cell office:value-type="float" office:value="-17.312152451832">
            <text:p>-17.3121524518</text:p>
          </table:table-cell>
          <table:table-cell office:value-type="float" office:value="0">
            <text:p>0</text:p>
          </table:table-cell>
          <table:table-cell office:value-type="float" office:value="-26.2605346423945">
            <text:p>-26.260534642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3916">
            <text:p>3916</text:p>
          </table:table-cell>
          <table:table-cell office:value-type="float" office:value="6226">
            <text:p>6226</text:p>
          </table:table-cell>
          <table:table-cell office:value-type="float" office:value="10323">
            <text:p>10323</text:p>
          </table:table-cell>
          <table:table-cell office:value-type="float" office:value="-83.625">
            <text:p>-83.625</text:p>
          </table:table-cell>
          <table:table-cell office:value-type="float" office:value="-70.75">
            <text:p>-70.75</text:p>
          </table:table-cell>
          <table:table-cell office:value-type="float" office:value="90">
            <text:p>90</text:p>
          </table:table-cell>
          <table:table-cell office:value-type="float" office:value="-0.0213546986721144">
            <text:p>-0.0213546987</text:p>
          </table:table-cell>
          <table:table-cell office:value-type="float" office:value="-0.0113636363636364">
            <text:p>-0.0113636364</text:p>
          </table:table-cell>
          <table:table-cell office:value-type="float" office:value="0.00871839581517001">
            <text:p>0.0087183958</text:p>
          </table:table-cell>
          <table:table-cell office:value-type="float" office:value="0.926152360032138">
            <text:p>0.92615236</text:p>
          </table:table-cell>
          <table:table-cell office:value-type="float" office:value="0.960480371900826">
            <text:p>0.9604803719</text:p>
          </table:table-cell>
          <table:table-cell office:value-type="float" office:value="1.03066336578725">
            <text:p>1.0306633658</text:p>
          </table:table-cell>
          <table:table-cell office:value-type="float" office:value="-32.1109461883">
            <text:p>-32.11094618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4775">
            <text:p>4775</text:p>
          </table:table-cell>
          <table:table-cell office:value-type="float" office:value="6919">
            <text:p>6919</text:p>
          </table:table-cell>
          <table:table-cell office:value-type="float" office:value="11828">
            <text:p>11828</text:p>
          </table:table-cell>
          <table:table-cell office:value-type="float" office:value="10.375">
            <text:p>10.375</text:p>
          </table:table-cell>
          <table:table-cell office:value-type="float" office:value="5.75">
            <text:p>5.75</text:p>
          </table:table-cell>
          <table:table-cell office:value-type="float" office:value="326">
            <text:p>326</text:p>
          </table:table-cell>
          <table:table-cell office:value-type="float" office:value="0.00217277486910995">
            <text:p>0.0021727749</text:p>
          </table:table-cell>
          <table:table-cell office:value-type="float" office:value="0.000831044948692008">
            <text:p>0.0008310449</text:p>
          </table:table-cell>
          <table:table-cell office:value-type="float" office:value="0.0275617179573892">
            <text:p>0.027561718</text:p>
          </table:table-cell>
          <table:table-cell office:value-type="float" office:value="1.00761396510512">
            <text:p>1.0076139651</text:p>
          </table:table-cell>
          <table:table-cell office:value-type="float" office:value="1.00291001096641">
            <text:p>1.002910011</text:p>
          </table:table-cell>
          <table:table-cell office:value-type="float" office:value="1.09795492351252">
            <text:p>1.0979549235</text:p>
          </table:table-cell>
          <table:table-cell table:number-columns-repeated="2" office:value-type="float" office:value="0">
            <text:p>0</text:p>
          </table:table-cell>
          <table:table-cell office:value-type="float" office:value="25.493913714824">
            <text:p>25.493913714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4">
            <text:p>4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3892">
            <text:p>3892</text:p>
          </table:table-cell>
          <table:table-cell office:value-type="float" office:value="6303">
            <text:p>6303</text:p>
          </table:table-cell>
          <table:table-cell office:value-type="float" office:value="9642">
            <text:p>9642</text:p>
          </table:table-cell>
          <table:table-cell office:value-type="float" office:value="-22.5">
            <text:p>-22.5</text:p>
          </table:table-cell>
          <table:table-cell office:value-type="float" office:value="68.5">
            <text:p>68.5</text:p>
          </table:table-cell>
          <table:table-cell office:value-type="float" office:value="95.875">
            <text:p>95.875</text:p>
          </table:table-cell>
          <table:table-cell office:value-type="float" office:value="-0.00578108941418294">
            <text:p>-0.0057810894</text:p>
          </table:table-cell>
          <table:table-cell office:value-type="float" office:value="0.0108678407107726">
            <text:p>0.0108678407</text:p>
          </table:table-cell>
          <table:table-cell office:value-type="float" office:value="0.00994347645716656">
            <text:p>0.0099434765</text:p>
          </table:table-cell>
          <table:table-cell office:value-type="float" office:value="0.979831692200197">
            <text:p>0.9798316922</text:p>
          </table:table-cell>
          <table:table-cell office:value-type="float" office:value="1.03826893801267">
            <text:p>1.038268938</text:p>
          </table:table-cell>
          <table:table-cell office:value-type="float" office:value="1.03499595813923">
            <text:p>1.03499595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3699">
            <text:p>3699</text:p>
          </table:table-cell>
          <table:table-cell office:value-type="float" office:value="5990">
            <text:p>5990</text:p>
          </table:table-cell>
          <table:table-cell office:value-type="float" office:value="9207">
            <text:p>9207</text:p>
          </table:table-cell>
          <table:table-cell office:value-type="float" office:value="48.5714285714286">
            <text:p>48.5714285714</text:p>
          </table:table-cell>
          <table:table-cell office:value-type="float" office:value="97.7142857142857">
            <text:p>97.7142857143</text:p>
          </table:table-cell>
          <table:table-cell office:value-type="float" office:value="51.5714285714286">
            <text:p>51.5714285714</text:p>
          </table:table-cell>
          <table:table-cell office:value-type="float" office:value="0.0131309620360715">
            <text:p>0.013130962</text:p>
          </table:table-cell>
          <table:table-cell office:value-type="float" office:value="0.0163129024564751">
            <text:p>0.0163129025</text:p>
          </table:table-cell>
          <table:table-cell office:value-type="float" office:value="0.00560132818197334">
            <text:p>0.0056013282</text:p>
          </table:table-cell>
          <table:table-cell office:value-type="float" office:value="1.04629631456768">
            <text:p>1.0462963146</text:p>
          </table:table-cell>
          <table:table-cell office:value-type="float" office:value="1.05761673573931">
            <text:p>1.0576167357</text:p>
          </table:table-cell>
          <table:table-cell office:value-type="float" office:value="1.01966614339661">
            <text:p>1.01966614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3539">
            <text:p>3539</text:p>
          </table:table-cell>
          <table:table-cell office:value-type="float" office:value="6199">
            <text:p>6199</text:p>
          </table:table-cell>
          <table:table-cell office:value-type="float" office:value="10784">
            <text:p>10784</text:p>
          </table:table-cell>
          <table:table-cell office:value-type="float" office:value="0">
            <text:p>0</text:p>
          </table:table-cell>
          <table:table-cell office:value-type="float" office:value="143.6">
            <text:p>143.6</text:p>
          </table:table-cell>
          <table:table-cell office:value-type="float" office:value="183.333333333333">
            <text:p>183.3333333333</text:p>
          </table:table-cell>
          <table:table-cell office:value-type="float" office:value="0">
            <text:p>0</text:p>
          </table:table-cell>
          <table:table-cell office:value-type="float" office:value="0.0231650266171963">
            <text:p>0.0231650266</text:p>
          </table:table-cell>
          <table:table-cell office:value-type="float" office:value="0.0170004945598417">
            <text:p>0.0170004946</text:p>
          </table:table-cell>
          <table:table-cell office:value-type="float" office:value="0.85">
            <text:p>0.85</text:p>
          </table:table-cell>
          <table:table-cell office:value-type="float" office:value="1.08212936533821">
            <text:p>1.0821293653</text:p>
          </table:table-cell>
          <table:table-cell office:value-type="float" office:value="1.06006820391739">
            <text:p>1.0600682039</text:p>
          </table:table-cell>
          <table:table-cell office:value-type="float" office:value="0">
            <text:p>0</text:p>
          </table:table-cell>
          <table:table-cell office:value-type="float" office:value="30.2673912758878">
            <text:p>30.2673912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3385">
            <text:p>3385</text:p>
          </table:table-cell>
          <table:table-cell office:value-type="float" office:value="6859">
            <text:p>6859</text:p>
          </table:table-cell>
          <table:table-cell office:value-type="float" office:value="12080">
            <text:p>12080</text:p>
          </table:table-cell>
          <table:table-cell office:value-type="float" office:value="0">
            <text:p>0</text:p>
          </table:table-cell>
          <table:table-cell office:value-type="float" office:value="35.75">
            <text:p>35.75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 office:value-type="float" office:value="0.00521213004811197">
            <text:p>0.00521213</text:p>
          </table:table-cell>
          <table:table-cell office:value-type="float" office:value="-0.00670529801324503">
            <text:p>-0.006705298</text:p>
          </table:table-cell>
          <table:table-cell office:value-type="float" office:value="0.85">
            <text:p>0.85</text:p>
          </table:table-cell>
          <table:table-cell office:value-type="float" office:value="1.01829570111568">
            <text:p>1.0182957011</text:p>
          </table:table-cell>
          <table:table-cell office:value-type="float" office:value="0.976619580555677">
            <text:p>0.97661958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272">
            <text:p>272</text:p>
          </table:table-cell>
          <table:table-cell office:value-type="float" office:value="3238">
            <text:p>3238</text:p>
          </table:table-cell>
          <table:table-cell office:value-type="float" office:value="6588">
            <text:p>6588</text:p>
          </table:table-cell>
          <table:table-cell office:value-type="float" office:value="12361">
            <text:p>12361</text:p>
          </table:table-cell>
          <table:table-cell office:value-type="float" office:value="0">
            <text:p>0</text:p>
          </table:table-cell>
          <table:table-cell office:value-type="float" office:value="256.75">
            <text:p>256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9723740133576">
            <text:p>0.038972374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13938024708178">
            <text:p>1.1393802471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18.1299684853726">
            <text:p>18.1299684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3098">
            <text:p>3098</text:p>
          </table:table-cell>
          <table:table-cell office:value-type="float" office:value="6695">
            <text:p>6695</text:p>
          </table:table-cell>
          <table:table-cell office:value-type="float" office:value="12649">
            <text:p>12649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6">
            <text:p>1.06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5">
            <text:p>5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2964">
            <text:p>2964</text:p>
          </table:table-cell>
          <table:table-cell office:value-type="float" office:value="6822">
            <text:p>6822</text:p>
          </table:table-cell>
          <table:table-cell office:value-type="float" office:value="12944">
            <text:p>12944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0.75">
            <text:p>80.75</text:p>
          </table:table-cell>
          <table:table-cell office:value-type="float" office:value="3633.5">
            <text:p>3633.5</text:p>
          </table:table-cell>
          <table:table-cell office:value-type="float" office:value="16258.25">
            <text:p>16258.25</text:p>
          </table:table-cell>
          <table:table-cell office:value-type="float" office:value="9.1075">
            <text:p>9.10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35">
            <text:p>2835</text:p>
          </table:table-cell>
          <table:table-cell office:value-type="float" office:value="6901">
            <text:p>6901</text:p>
          </table:table-cell>
          <table:table-cell office:value-type="float" office:value="13246">
            <text:p>13246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2">
            <text:p>1.02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75">
            <text:p>75</text:p>
          </table:table-cell>
          <table:table-cell office:value-type="float" office:value="3632">
            <text:p>3632</text:p>
          </table:table-cell>
          <table:table-cell office:value-type="float" office:value="15446.6666666667">
            <text:p>15446.6666666667</text:p>
          </table:table-cell>
          <table:table-cell office:value-type="float" office:value="9.33333333333333">
            <text:p>9.33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399">
            <text:p>399</text:p>
          </table:table-cell>
          <table:table-cell office:value-type="float" office:value="279">
            <text:p>279</text:p>
          </table:table-cell>
          <table:table-cell office:value-type="float" office:value="2712">
            <text:p>2712</text:p>
          </table:table-cell>
          <table:table-cell office:value-type="float" office:value="6959">
            <text:p>6959</text:p>
          </table:table-cell>
          <table:table-cell office:value-type="float" office:value="13554">
            <text:p>13554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1">
            <text:p>1.01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5">
            <text:p>0.85</text:p>
          </table:table-cell>
          <table:table-cell office:value-type="float" office:value="1.01">
            <text:p>1.01</text:p>
          </table:table-cell>
          <table:table-cell office:value-type="float" office:value="1.08">
            <text:p>1.08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  <table:table-cell office:value-type="float" office:value="18.9">
            <text:p>18.9</text:p>
          </table:table-cell>
          <table:table-cell office:value-type="float" office:value="26.2">
            <text:p>26.2</text:p>
          </table:table-cell>
          <table:table-cell office:value-type="float" office:value="14167">
            <text:p>14167</text:p>
          </table:table-cell>
          <table:table-cell office:value-type="float" office:value="14708">
            <text:p>14708</text:p>
          </table:table-cell>
          <table:table-cell office:value-type="float" office:value="15273">
            <text:p>152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4:08.17</dc:date>
    <dc:creator>Liam Widdess</dc:creator>
    <meta:editing-duration>P2DT3H30M42S</meta:editing-duration>
    <meta:editing-cycles>185</meta:editing-cycles>
    <meta:generator>OpenOffice/4.1.7$Win32 OpenOffice.org_project/417m1$Build-9800</meta:generator>
    <meta:document-statistic meta:table-count="8" meta:cell-count="1038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970">
                <text:p>2997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626">
                <text:p>20626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774">
                <text:p>14774</text:p>
              </table:table-cell>
              <table:table-cell office:value-type="float" office:value="18844">
                <text:p>18844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406">
                <text:p>1340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898">
                <text:p>11898</text:p>
              </table:table-cell>
              <table:table-cell office:value-type="float" office:value="19550">
                <text:p>19550</text:p>
              </table:table-cell>
              <table:table-cell office:value-type="float" office:value="29970">
                <text:p>2997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176">
                <text:p>11176</text:p>
              </table:table-cell>
              <table:table-cell office:value-type="float" office:value="18788">
                <text:p>18788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454">
                <text:p>11454</text:p>
              </table:table-cell>
              <table:table-cell office:value-type="float" office:value="18678">
                <text:p>18678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335">
                <text:p>12335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740">
                <text:p>11740</text:p>
              </table:table-cell>
              <table:table-cell office:value-type="float" office:value="17958">
                <text:p>17958</text:p>
              </table:table-cell>
              <table:table-cell office:value-type="float" office:value="30268">
                <text:p>3026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052">
                <text:p>11052</text:p>
              </table:table-cell>
              <table:table-cell office:value-type="float" office:value="16490">
                <text:p>16490</text:p>
              </table:table-cell>
              <table:table-cell office:value-type="float" office:value="27687">
                <text:p>2768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458">
                <text:p>11458</text:p>
              </table:table-cell>
              <table:table-cell office:value-type="float" office:value="16505">
                <text:p>16505</text:p>
              </table:table-cell>
              <table:table-cell office:value-type="float" office:value="25183">
                <text:p>2518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00">
                <text:p>12400</text:p>
              </table:table-cell>
              <table:table-cell office:value-type="float" office:value="15852">
                <text:p>15852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472">
                <text:p>11472</text:p>
              </table:table-cell>
              <table:table-cell office:value-type="float" office:value="15107">
                <text:p>15107</text:p>
              </table:table-cell>
              <table:table-cell office:value-type="float" office:value="20771">
                <text:p>207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4710">
                <text:p>14710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196">
                <text:p>11196</text:p>
              </table:table-cell>
              <table:table-cell office:value-type="float" office:value="14630">
                <text:p>14630</text:p>
              </table:table-cell>
              <table:table-cell office:value-type="float" office:value="22178">
                <text:p>2217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08">
                <text:p>11808</text:p>
              </table:table-cell>
              <table:table-cell office:value-type="float" office:value="15460">
                <text:p>15460</text:p>
              </table:table-cell>
              <table:table-cell office:value-type="float" office:value="21477">
                <text:p>2147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250">
                <text:p>15250</text:p>
              </table:table-cell>
              <table:table-cell office:value-type="float" office:value="20760">
                <text:p>2076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91">
                <text:p>11491</text:p>
              </table:table-cell>
              <table:table-cell office:value-type="float" office:value="15892">
                <text:p>15892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2">
                <text:p>11332</text:p>
              </table:table-cell>
              <table:table-cell office:value-type="float" office:value="15740">
                <text:p>15740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573">
                <text:p>11573</text:p>
              </table:table-cell>
              <table:table-cell office:value-type="float" office:value="14953">
                <text:p>14953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12">
                <text:p>11012</text:p>
              </table:table-cell>
              <table:table-cell office:value-type="float" office:value="14740">
                <text:p>14740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4618">
                <text:p>14618</text:p>
              </table:table-cell>
              <table:table-cell office:value-type="float" office:value="21387">
                <text:p>2138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60">
                <text:p>10660</text:p>
              </table:table-cell>
              <table:table-cell office:value-type="float" office:value="14594">
                <text:p>14594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0">
                <text:p>10960</text:p>
              </table:table-cell>
              <table:table-cell office:value-type="float" office:value="14896">
                <text:p>14896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643">
                <text:p>10643</text:p>
              </table:table-cell>
              <table:table-cell office:value-type="float" office:value="14705">
                <text:p>14705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410">
                <text:p>10410</text:p>
              </table:table-cell>
              <table:table-cell office:value-type="float" office:value="14185">
                <text:p>14185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091">
                <text:p>10091</text:p>
              </table:table-cell>
              <table:table-cell office:value-type="float" office:value="13950">
                <text:p>13950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70">
                <text:p>9870</text:p>
              </table:table-cell>
              <table:table-cell office:value-type="float" office:value="13855">
                <text:p>13855</text:p>
              </table:table-cell>
              <table:table-cell office:value-type="float" office:value="19707">
                <text:p>1970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97">
                <text:p>9397</text:p>
              </table:table-cell>
              <table:table-cell office:value-type="float" office:value="13912">
                <text:p>13912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52">
                <text:p>9852</text:p>
              </table:table-cell>
              <table:table-cell office:value-type="float" office:value="13236">
                <text:p>13236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183">
                <text:p>13183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94">
                <text:p>9594</text:p>
              </table:table-cell>
              <table:table-cell office:value-type="float" office:value="13872">
                <text:p>13872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55">
                <text:p>9255</text:p>
              </table:table-cell>
              <table:table-cell office:value-type="float" office:value="12864">
                <text:p>12864</text:p>
              </table:table-cell>
              <table:table-cell office:value-type="float" office:value="19703">
                <text:p>1970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476">
                <text:p>12476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790">
                <text:p>8790</text:p>
              </table:table-cell>
              <table:table-cell office:value-type="float" office:value="12386">
                <text:p>12386</text:p>
              </table:table-cell>
              <table:table-cell office:value-type="float" office:value="18141">
                <text:p>1814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263">
                <text:p>12263</text:p>
              </table:table-cell>
              <table:table-cell office:value-type="float" office:value="19007">
                <text:p>1900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1800">
                <text:p>1180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842">
                <text:p>8842</text:p>
              </table:table-cell>
              <table:table-cell office:value-type="float" office:value="11735">
                <text:p>11735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2581">
                <text:p>12581</text:p>
              </table:table-cell>
              <table:table-cell office:value-type="float" office:value="17565">
                <text:p>1756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958">
                <text:p>1195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58">
                <text:p>8358</text:p>
              </table:table-cell>
              <table:table-cell office:value-type="float" office:value="11108">
                <text:p>11108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92">
                <text:p>10992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86">
                <text:p>8186</text:p>
              </table:table-cell>
              <table:table-cell office:value-type="float" office:value="10996">
                <text:p>10996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120">
                <text:p>8120</text:p>
              </table:table-cell>
              <table:table-cell office:value-type="float" office:value="10875">
                <text:p>10875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055">
                <text:p>8055</text:p>
              </table:table-cell>
              <table:table-cell office:value-type="float" office:value="10910">
                <text:p>10910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0992">
                <text:p>10992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77">
                <text:p>8077</text:p>
              </table:table-cell>
              <table:table-cell office:value-type="float" office:value="11968">
                <text:p>11968</text:p>
              </table:table-cell>
              <table:table-cell office:value-type="float" office:value="17790">
                <text:p>17790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8064">
                <text:p>8064</text:p>
              </table:table-cell>
              <table:table-cell office:value-type="float" office:value="11420">
                <text:p>11420</text:p>
              </table:table-cell>
              <table:table-cell office:value-type="float" office:value="17071">
                <text:p>170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8104">
                <text:p>8104</text:p>
              </table:table-cell>
              <table:table-cell office:value-type="float" office:value="10668">
                <text:p>10668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6648">
                <text:p>6648</text:p>
              </table:table-cell>
              <table:table-cell office:value-type="float" office:value="10347">
                <text:p>10347</text:p>
              </table:table-cell>
              <table:table-cell office:value-type="float" office:value="17889">
                <text:p>1788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67">
                <text:p>5567</text:p>
              </table:table-cell>
              <table:table-cell office:value-type="float" office:value="10094">
                <text:p>10094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636">
                <text:p>4636</text:p>
              </table:table-cell>
              <table:table-cell office:value-type="float" office:value="9730">
                <text:p>9730</text:p>
              </table:table-cell>
              <table:table-cell office:value-type="float" office:value="16663">
                <text:p>1666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275">
                <text:p>4275</text:p>
              </table:table-cell>
              <table:table-cell office:value-type="float" office:value="9476">
                <text:p>9476</text:p>
              </table:table-cell>
              <table:table-cell office:value-type="float" office:value="15568">
                <text:p>155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073">
                <text:p>5073</text:p>
              </table:table-cell>
              <table:table-cell office:value-type="float" office:value="9667">
                <text:p>9667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499">
                <text:p>5499</text:p>
              </table:table-cell>
              <table:table-cell office:value-type="float" office:value="9408">
                <text:p>9408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636">
                <text:p>4636</text:p>
              </table:table-cell>
              <table:table-cell office:value-type="float" office:value="8918">
                <text:p>8918</text:p>
              </table:table-cell>
              <table:table-cell office:value-type="float" office:value="15993">
                <text:p>1599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275">
                <text:p>4275</text:p>
              </table:table-cell>
              <table:table-cell office:value-type="float" office:value="7782">
                <text:p>7782</text:p>
              </table:table-cell>
              <table:table-cell office:value-type="float" office:value="13838">
                <text:p>1383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073">
                <text:p>5073</text:p>
              </table:table-cell>
              <table:table-cell office:value-type="float" office:value="7344">
                <text:p>7344</text:p>
              </table:table-cell>
              <table:table-cell office:value-type="float" office:value="11178">
                <text:p>1117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636">
                <text:p>4636</text:p>
              </table:table-cell>
              <table:table-cell office:value-type="float" office:value="6930">
                <text:p>6930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275">
                <text:p>4275</text:p>
              </table:table-cell>
              <table:table-cell office:value-type="float" office:value="6760">
                <text:p>6760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058">
                <text:p>5058</text:p>
              </table:table-cell>
              <table:table-cell office:value-type="float" office:value="6783">
                <text:p>6783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5408">
                <text:p>5408</text:p>
              </table:table-cell>
              <table:table-cell office:value-type="float" office:value="7191">
                <text:p>719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096">
                <text:p>5096</text:p>
              </table:table-cell>
              <table:table-cell office:value-type="float" office:value="7020">
                <text:p>702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940">
                <text:p>4940</text:p>
              </table:table-cell>
              <table:table-cell office:value-type="float" office:value="6840">
                <text:p>6840</text:p>
              </table:table-cell>
              <table:table-cell office:value-type="float" office:value="10745">
                <text:p>1074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187">
                <text:p>5187</text:p>
              </table:table-cell>
              <table:table-cell office:value-type="float" office:value="7068">
                <text:p>7068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896">
                <text:p>4896</text:p>
              </table:table-cell>
              <table:table-cell office:value-type="float" office:value="6908">
                <text:p>6908</text:p>
              </table:table-cell>
              <table:table-cell office:value-type="float" office:value="11618">
                <text:p>1161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6732">
                <text:p>6732</text:p>
              </table:table-cell>
              <table:table-cell office:value-type="float" office:value="11396">
                <text:p>1139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184">
                <text:p>5184</text:p>
              </table:table-cell>
              <table:table-cell office:value-type="float" office:value="6919">
                <text:p>6919</text:p>
              </table:table-cell>
              <table:table-cell office:value-type="float" office:value="11359">
                <text:p>1135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040">
                <text:p>5040</text:p>
              </table:table-cell>
              <table:table-cell office:value-type="float" office:value="7191">
                <text:p>7191</text:p>
              </table:table-cell>
              <table:table-cell office:value-type="float" office:value="11322">
                <text:p>113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022">
                <text:p>5022</text:p>
              </table:table-cell>
              <table:table-cell office:value-type="float" office:value="6984">
                <text:p>6984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793">
                <text:p>4793</text:p>
              </table:table-cell>
              <table:table-cell office:value-type="float" office:value="6741">
                <text:p>6741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791">
                <text:p>4791</text:p>
              </table:table-cell>
              <table:table-cell office:value-type="float" office:value="6912">
                <text:p>6912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271">
                <text:p>4271</text:p>
              </table:table-cell>
              <table:table-cell office:value-type="float" office:value="6523">
                <text:p>6523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916">
                <text:p>3916</text:p>
              </table:table-cell>
              <table:table-cell office:value-type="float" office:value="6226">
                <text:p>6226</text:p>
              </table:table-cell>
              <table:table-cell office:value-type="float" office:value="10323">
                <text:p>1032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775">
                <text:p>4775</text:p>
              </table:table-cell>
              <table:table-cell office:value-type="float" office:value="6919">
                <text:p>6919</text:p>
              </table:table-cell>
              <table:table-cell office:value-type="float" office:value="11828">
                <text:p>118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892">
                <text:p>3892</text:p>
              </table:table-cell>
              <table:table-cell office:value-type="float" office:value="6303">
                <text:p>6303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99">
                <text:p>3699</text:p>
              </table:table-cell>
              <table:table-cell office:value-type="float" office:value="5990">
                <text:p>5990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539">
                <text:p>3539</text:p>
              </table:table-cell>
              <table:table-cell office:value-type="float" office:value="6199">
                <text:p>6199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385">
                <text:p>3385</text:p>
              </table:table-cell>
              <table:table-cell office:value-type="float" office:value="6859">
                <text:p>6859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238">
                <text:p>3238</text:p>
              </table:table-cell>
              <table:table-cell office:value-type="float" office:value="6588">
                <text:p>6588</text:p>
              </table:table-cell>
              <table:table-cell office:value-type="float" office:value="12361">
                <text:p>1236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098">
                <text:p>3098</text:p>
              </table:table-cell>
              <table:table-cell office:value-type="float" office:value="6695">
                <text:p>6695</text:p>
              </table:table-cell>
              <table:table-cell office:value-type="float" office:value="12649">
                <text:p>1264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2964">
                <text:p>2964</text:p>
              </table:table-cell>
              <table:table-cell office:value-type="float" office:value="6822">
                <text:p>6822</text:p>
              </table:table-cell>
              <table:table-cell office:value-type="float" office:value="12944">
                <text:p>1294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2835">
                <text:p>2835</text:p>
              </table:table-cell>
              <table:table-cell office:value-type="float" office:value="6901">
                <text:p>6901</text:p>
              </table:table-cell>
              <table:table-cell office:value-type="float" office:value="13246">
                <text:p>1324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2712">
                <text:p>2712</text:p>
              </table:table-cell>
              <table:table-cell office:value-type="float" office:value="6959">
                <text:p>6959</text:p>
              </table:table-cell>
              <table:table-cell office:value-type="float" office:value="13554">
                <text:p>13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33.5">
                <text:p>3633.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5cm" svg:y="1.404cm" svg:width="30.90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9.1075">
                <text:p>9.107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2cm" svg:y="1.352cm" svg:width="31.3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3878099563231">
                <text:p>0.85387809956323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257892103398">
                <text:p>1.0325789210339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502337998836">
                <text:p>1.0650233799883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5377087024643">
                <text:p>0.87537708702464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7131228791314">
                <text:p>0.81713122879131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411235638082">
                <text:p>0.964112356380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7423319868534">
                <text:p>0.90742331986853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0237856046684">
                <text:p>0.84023785604668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3195095656434">
                <text:p>0.99319509565643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92171702118237">
                <text:p>0.99217170211823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94608556479282">
                <text:p>0.79460855647928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9191092933815">
                <text:p>0.97919109293381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79968920125455">
                <text:p>0.97996892012545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7672561091177">
                <text:p>0.95767256109117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588668160441">
                <text:p>1.0058866816044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6141052067239">
                <text:p>0.97614105206723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9277402495524">
                <text:p>0.99927740249552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7261824002105">
                <text:p>0.97726182400210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1046522610826">
                <text:p>1.010465226108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1588456082044">
                <text:p>0.98158845608204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6966749527769">
                <text:p>0.90696674952776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0615636836452">
                <text:p>0.99061563683645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0336821310435">
                <text:p>0.98033682131043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3471137540102">
                <text:p>0.95347113754010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2323074934803">
                <text:p>0.91232307493480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154765840162">
                <text:p>1.001547658401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827565235072">
                <text:p>0.98982756523507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2780341597926">
                <text:p>0.9327803415979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1629036581446">
                <text:p>0.95162903658144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5274026966792">
                <text:p>0.93527402696679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5608997340722">
                <text:p>0.97560899734072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7481934089502">
                <text:p>0.93748193408950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5995223507662">
                <text:p>0.96599522350766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7463004543474">
                <text:p>0.97746300454347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972747687895">
                <text:p>0.9097274768789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3863946849263">
                <text:p>0.97386394684926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45060803560688">
                <text:p>0.94506080356068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9918472178969">
                <text:p>0.98991847217896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28215915136">
                <text:p>1.032821591513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4069055068368">
                <text:p>0.9640690550683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0282616767075">
                <text:p>1.0028261676707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33799144352">
                <text:p>1.023379914435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32532946259119">
                <text:p>0.93253294625911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4069055068368">
                <text:p>0.96406905506836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5609542688284">
                <text:p>0.96560954268828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8772242524713">
                <text:p>0.97877224252471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6919950359">
                <text:p>1.03691995035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5928268047365">
                <text:p>1.0592826804736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888547460004598">
                <text:p>0.88854746000459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682851628086021">
                <text:p>0.68285162808602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9557089327979">
                <text:p>0.9955708932797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34977665755539">
                <text:p>0.93497766575553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65961238662132">
                <text:p>0.96596123866213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15852492813029">
                <text:p>0.915852492813029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816125114368881">
                <text:p>0.81612511436888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47430298622755">
                <text:p>0.94743029862275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4971674382716">
                <text:p>0.9497167438271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505215421598">
                <text:p>1.0050521542159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0768486457372">
                <text:p>1.0076848645737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5788227802648">
                <text:p>0.9578822780264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2276752400549">
                <text:p>1.0227675240054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85450694444444">
                <text:p>0.98545069444444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99257303896276">
                <text:p>0.99925730389627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0877425301229">
                <text:p>0.97087742530122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48697627113468">
                <text:p>0.94869762711346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52687003260594">
                <text:p>0.9526870032605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79769519210331">
                <text:p>0.97976951921033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95071390137044">
                <text:p>0.99507139013704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30284068469975">
                <text:p>0.93028406846997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33255623757903">
                <text:p>0.93325562375790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960480371900826">
                <text:p>0.96048037190082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0291001096641">
                <text:p>1.0029100109664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3826893801267">
                <text:p>1.0382689380126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5761673573931">
                <text:p>1.0576167357393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8212936533821">
                <text:p>1.0821293653382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1829570111568">
                <text:p>1.0182957011156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938024708178">
                <text:p>1.139380247081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6258.25">
                <text:p>16258.2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5446.6666666667">
                <text:p>1544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